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Roboto Mono1" svg:font-family="'Roboto Mono'" style:font-pitch="variable"/>
    <style:font-face style:name="Roboto Mono" svg:font-family="'Roboto Mono'" style:font-adornments="Bold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Func_20_Details">
      <style:text-properties style:font-name="Times New Roman" fo:font-size="10pt" style:font-size-asian="10pt" style:font-size-complex="10pt"/>
    </style:style>
    <style:style style:name="P2" style:family="paragraph" style:parent-style-name="Func_20_Details">
      <style:text-properties officeooo:paragraph-rsid="0022c0ef"/>
    </style:style>
    <style:style style:name="P3" style:family="paragraph" style:parent-style-name="Func_20_Details">
      <style:text-properties officeooo:paragraph-rsid="0026067e"/>
    </style:style>
    <style:style style:name="P4" style:family="paragraph" style:parent-style-name="Func_20_Details">
      <style:text-properties officeooo:paragraph-rsid="002c9e92"/>
    </style:style>
    <style:style style:name="P5" style:family="paragraph" style:parent-style-name="Func_20_Details">
      <style:text-properties style:font-name="Roboto Mono1" fo:font-size="10pt" officeooo:rsid="001de71f" officeooo:paragraph-rsid="002c9e92" style:font-size-asian="10pt" style:font-size-complex="10pt"/>
    </style:style>
    <style:style style:name="P6" style:family="paragraph" style:parent-style-name="Func_20_Details">
      <style:text-properties style:font-name="Roboto Mono1" fo:font-size="10pt" officeooo:rsid="001c235d" officeooo:paragraph-rsid="00476c40" style:font-size-asian="10pt" style:font-size-complex="10pt"/>
    </style:style>
    <style:style style:name="P7" style:family="paragraph" style:parent-style-name="Func_20_Details">
      <style:text-properties style:font-name="Roboto Mono1" fo:font-size="10pt" fo:font-style="normal" fo:font-weight="normal" officeooo:rsid="0032b174" officeooo:paragraph-rsid="0032b174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Func_20_Details">
      <style:text-properties officeooo:paragraph-rsid="001c235d"/>
    </style:style>
    <style:style style:name="P9" style:family="paragraph" style:parent-style-name="Func_20_Details">
      <style:text-properties officeooo:paragraph-rsid="0032b174"/>
    </style:style>
    <style:style style:name="P10" style:family="paragraph" style:parent-style-name="Func_20_Details">
      <style:text-properties officeooo:rsid="003636be" officeooo:paragraph-rsid="003636be"/>
    </style:style>
    <style:style style:name="P11" style:family="paragraph" style:parent-style-name="Func_20_Details">
      <style:text-properties fo:font-style="italic" style:font-style-asian="italic" style:font-style-complex="italic"/>
    </style:style>
    <style:style style:name="P12" style:family="paragraph" style:parent-style-name="Func_20_Details">
      <style:text-properties fo:font-style="normal" style:font-style-asian="normal" style:font-style-complex="normal"/>
    </style:style>
    <style:style style:name="P13" style:family="paragraph" style:parent-style-name="Func_20_Details">
      <style:text-properties fo:font-variant="normal" fo:text-transform="none" fo:color="#222222" loext:opacity="100%" style:font-name="Times New Roman" fo:font-size="10pt" fo:letter-spacing="normal" fo:font-style="normal" fo:font-weight="normal" style:font-size-asian="10pt" style:font-size-complex="10pt"/>
    </style:style>
    <style:style style:name="P14" style:family="paragraph" style:parent-style-name="Func_20_Details">
      <style:text-properties officeooo:paragraph-rsid="00430580"/>
    </style:style>
    <style:style style:name="P15" style:family="paragraph" style:parent-style-name="Func_20_Details">
      <style:text-properties officeooo:paragraph-rsid="0046c815"/>
    </style:style>
    <style:style style:name="P16" style:family="paragraph" style:parent-style-name="Func_20_Details">
      <style:text-properties officeooo:paragraph-rsid="00476c40"/>
    </style:style>
    <style:style style:name="P17" style:family="paragraph" style:parent-style-name="Func_20_Details">
      <style:text-properties officeooo:rsid="004a6f66" officeooo:paragraph-rsid="004a6f66"/>
    </style:style>
    <style:style style:name="P18" style:family="paragraph" style:parent-style-name="Func_20_Details">
      <style:text-properties officeooo:paragraph-rsid="004e0238"/>
    </style:style>
    <style:style style:name="P19" style:family="paragraph" style:parent-style-name="Standard">
      <style:text-properties officeooo:rsid="001c235d" officeooo:paragraph-rsid="003e480a"/>
    </style:style>
    <style:style style:name="P20" style:family="paragraph" style:parent-style-name="Standard">
      <style:text-properties officeooo:rsid="001fbbfb" officeooo:paragraph-rsid="001fbbfb"/>
    </style:style>
    <style:style style:name="P21" style:family="paragraph" style:parent-style-name="Standard">
      <style:text-properties style:font-name="Roboto Mono1" fo:font-size="10pt" officeooo:rsid="001c235d" officeooo:paragraph-rsid="001c235d" style:font-size-asian="10pt" style:font-size-complex="10pt"/>
    </style:style>
    <style:style style:name="P22" style:family="paragraph" style:parent-style-name="Standard">
      <style:text-properties style:font-name="Roboto Mono1" fo:font-size="10pt" officeooo:rsid="001c235d" officeooo:paragraph-rsid="001de71f" style:font-size-asian="10pt" style:font-size-complex="10pt"/>
    </style:style>
    <style:style style:name="P23" style:family="paragraph" style:parent-style-name="Standard">
      <style:text-properties style:font-name="Roboto Mono1" fo:font-size="10pt" officeooo:rsid="001c235d" officeooo:paragraph-rsid="002cffc1" style:font-size-asian="10pt" style:font-size-complex="10pt"/>
    </style:style>
    <style:style style:name="P24" style:family="paragraph" style:parent-style-name="Standard">
      <style:text-properties style:font-name="Roboto Mono1" fo:font-size="10pt" officeooo:rsid="001c235d" officeooo:paragraph-rsid="0041d6dd" style:font-size-asian="10pt" style:font-size-complex="10pt"/>
    </style:style>
    <style:style style:name="P25" style:family="paragraph" style:parent-style-name="Standard">
      <style:text-properties style:font-name="Roboto Mono1" fo:font-size="10pt" officeooo:rsid="001c235d" officeooo:paragraph-rsid="0046c815" style:font-size-asian="10pt" style:font-size-complex="10pt"/>
    </style:style>
    <style:style style:name="P26" style:family="paragraph" style:parent-style-name="Standard">
      <style:text-properties style:font-name="Roboto Mono1" fo:font-size="10pt" officeooo:rsid="001de71f" officeooo:paragraph-rsid="001de71f" style:font-size-asian="10pt" style:font-size-complex="10pt"/>
    </style:style>
    <style:style style:name="P27" style:family="paragraph" style:parent-style-name="Standard">
      <style:text-properties style:font-name="Roboto Mono1" fo:font-size="10pt" officeooo:rsid="001de71f" officeooo:paragraph-rsid="001fbbfb" style:font-size-asian="10pt" style:font-size-complex="10pt"/>
    </style:style>
    <style:style style:name="P28" style:family="paragraph" style:parent-style-name="Standard">
      <style:text-properties style:font-name="Roboto Mono1" fo:font-size="10pt" officeooo:rsid="001de71f" officeooo:paragraph-rsid="002bfce7" style:font-size-asian="10pt" style:font-size-complex="10pt"/>
    </style:style>
    <style:style style:name="P29" style:family="paragraph" style:parent-style-name="Standard">
      <style:text-properties style:font-name="Roboto Mono1" fo:font-size="10pt" officeooo:rsid="001de71f" officeooo:paragraph-rsid="002c9e92" style:font-size-asian="10pt" style:font-size-complex="10pt"/>
    </style:style>
    <style:style style:name="P30" style:family="paragraph" style:parent-style-name="Standard">
      <style:text-properties style:font-name="Roboto Mono1" fo:font-size="10pt" officeooo:rsid="001c2043" officeooo:paragraph-rsid="001c2043" style:font-size-asian="10pt" style:font-size-complex="10pt"/>
    </style:style>
    <style:style style:name="P31" style:family="paragraph" style:parent-style-name="Standard">
      <style:text-properties style:font-name="Roboto Mono1" fo:font-size="10pt" officeooo:rsid="001c2043" officeooo:paragraph-rsid="001de71f" style:font-size-asian="10pt" style:font-size-complex="10pt"/>
    </style:style>
    <style:style style:name="P32" style:family="paragraph" style:parent-style-name="Standard">
      <style:text-properties style:font-name="Roboto Mono1" fo:font-size="10pt" officeooo:rsid="001c2043" officeooo:paragraph-rsid="002831d6" style:font-size-asian="10pt" style:font-size-complex="10pt"/>
    </style:style>
    <style:style style:name="P33" style:family="paragraph" style:parent-style-name="Standard">
      <style:text-properties style:font-name="Roboto Mono1" fo:font-size="10pt" officeooo:rsid="001fbbfb" officeooo:paragraph-rsid="001fbbfb" style:font-size-asian="10pt" style:font-size-complex="10pt"/>
    </style:style>
    <style:style style:name="P34" style:family="paragraph" style:parent-style-name="Standard">
      <style:text-properties style:font-name="Roboto Mono1" fo:font-size="10pt" officeooo:rsid="001fbbfb" officeooo:paragraph-rsid="001c235d" style:font-size-asian="10pt" style:font-size-complex="10pt"/>
    </style:style>
    <style:style style:name="P35" style:family="paragraph" style:parent-style-name="Standard">
      <style:text-properties style:font-name="Roboto Mono1" fo:font-size="10pt" officeooo:rsid="001fbbfb" officeooo:paragraph-rsid="001de71f" style:font-size-asian="10pt" style:font-size-complex="10pt"/>
    </style:style>
    <style:style style:name="P36" style:family="paragraph" style:parent-style-name="Standard">
      <style:text-properties style:font-name="Roboto Mono1" fo:font-size="10pt" officeooo:rsid="001fbbfb" officeooo:paragraph-rsid="00476c40" style:font-size-asian="10pt" style:font-size-complex="10pt"/>
    </style:style>
    <style:style style:name="P37" style:family="paragraph" style:parent-style-name="Standard">
      <style:text-properties style:font-name="Roboto Mono1" fo:font-size="10pt" officeooo:rsid="002119df" officeooo:paragraph-rsid="002119df" style:font-size-asian="10pt" style:font-size-complex="10pt"/>
    </style:style>
    <style:style style:name="P38" style:family="paragraph" style:parent-style-name="Standard">
      <style:text-properties style:font-name="Roboto Mono1" fo:font-size="10pt" officeooo:rsid="002119df" officeooo:paragraph-rsid="001de71f" style:font-size-asian="10pt" style:font-size-complex="10pt"/>
    </style:style>
    <style:style style:name="P39" style:family="paragraph" style:parent-style-name="Standard">
      <style:text-properties style:font-name="Roboto Mono1" fo:font-size="10pt" officeooo:rsid="002119df" officeooo:paragraph-rsid="001c235d" style:font-size-asian="10pt" style:font-size-complex="10pt"/>
    </style:style>
    <style:style style:name="P40" style:family="paragraph" style:parent-style-name="Standard">
      <style:text-properties style:font-name="Roboto Mono1" fo:font-size="10pt" officeooo:rsid="002119df" officeooo:paragraph-rsid="002bfce7" style:font-size-asian="10pt" style:font-size-complex="10pt"/>
    </style:style>
    <style:style style:name="P41" style:family="paragraph" style:parent-style-name="Standard">
      <style:text-properties style:font-name="Roboto Mono1" fo:font-size="10pt" officeooo:rsid="002119df" officeooo:paragraph-rsid="0046c815" style:font-size-asian="10pt" style:font-size-complex="10pt"/>
    </style:style>
    <style:style style:name="P42" style:family="paragraph" style:parent-style-name="Standard">
      <style:text-properties style:font-name="Roboto Mono1" fo:font-size="10pt" officeooo:rsid="0022c0ef" officeooo:paragraph-rsid="0022c0ef" style:font-size-asian="10pt" style:font-size-complex="10pt"/>
    </style:style>
    <style:style style:name="P43" style:family="paragraph" style:parent-style-name="Standard">
      <style:text-properties style:font-name="Roboto Mono1" fo:font-size="10pt" officeooo:rsid="002422a7" officeooo:paragraph-rsid="002422a7" style:font-size-asian="10pt" style:font-size-complex="10pt"/>
    </style:style>
    <style:style style:name="P44" style:family="paragraph" style:parent-style-name="Standard">
      <style:text-properties style:font-name="Roboto Mono1" fo:font-size="10pt" officeooo:rsid="0026067e" officeooo:paragraph-rsid="0026067e" style:font-size-asian="10pt" style:font-size-complex="10pt"/>
    </style:style>
    <style:style style:name="P45" style:family="paragraph" style:parent-style-name="Standard">
      <style:text-properties style:font-name="Roboto Mono1" fo:font-size="10pt" officeooo:rsid="002bfce7" officeooo:paragraph-rsid="002c9e92" style:font-size-asian="10pt" style:font-size-complex="10pt"/>
    </style:style>
    <style:style style:name="P46" style:family="paragraph" style:parent-style-name="Standard">
      <style:text-properties style:font-name="Roboto Mono1" fo:font-size="10pt" officeooo:rsid="002cffc1" officeooo:paragraph-rsid="002cffc1" style:font-size-asian="10pt" style:font-size-complex="10pt"/>
    </style:style>
    <style:style style:name="P47" style:family="paragraph" style:parent-style-name="Standard">
      <style:text-properties style:font-name="Roboto Mono1" fo:font-size="10pt" officeooo:rsid="002deff4" officeooo:paragraph-rsid="002deff4" style:font-size-asian="10pt" style:font-size-complex="10pt"/>
    </style:style>
    <style:style style:name="P48" style:family="paragraph" style:parent-style-name="Standard">
      <style:text-properties style:font-name="Roboto Mono1" fo:font-size="10pt" officeooo:rsid="002ef55c" officeooo:paragraph-rsid="002ef55c" style:font-size-asian="10pt" style:font-size-complex="10pt"/>
    </style:style>
    <style:style style:name="P49" style:family="paragraph" style:parent-style-name="Standard">
      <style:text-properties style:font-name="Roboto Mono1" fo:font-size="10pt" officeooo:rsid="00358d1e" officeooo:paragraph-rsid="00358d1e" style:font-size-asian="10pt" style:font-size-complex="10pt"/>
    </style:style>
    <style:style style:name="P50" style:family="paragraph" style:parent-style-name="Standard">
      <style:text-properties style:font-name="Roboto Mono1" fo:font-size="10pt" officeooo:rsid="003636be" officeooo:paragraph-rsid="003636be" style:font-size-asian="10pt" style:font-size-complex="10pt"/>
    </style:style>
    <style:style style:name="P51" style:family="paragraph" style:parent-style-name="Standard">
      <style:text-properties style:font-name="Roboto Mono1" fo:font-size="10pt" officeooo:rsid="0036d852" officeooo:paragraph-rsid="0036d852" style:font-size-asian="10pt" style:font-size-complex="10pt"/>
    </style:style>
    <style:style style:name="P52" style:family="paragraph" style:parent-style-name="Standard">
      <style:text-properties style:font-name="Roboto Mono1" fo:font-size="10pt" officeooo:rsid="0038b1e8" officeooo:paragraph-rsid="0038b1e8" style:font-size-asian="10pt" style:font-size-complex="10pt"/>
    </style:style>
    <style:style style:name="P53" style:family="paragraph" style:parent-style-name="Standard">
      <style:text-properties style:font-name="Roboto Mono1" fo:font-size="10pt" officeooo:rsid="003c8434" officeooo:paragraph-rsid="003c8434" style:font-size-asian="10pt" style:font-size-complex="10pt"/>
    </style:style>
    <style:style style:name="P54" style:family="paragraph" style:parent-style-name="Standard">
      <style:text-properties style:font-name="Roboto Mono1" fo:font-size="10pt" officeooo:rsid="003c8434" officeooo:paragraph-rsid="004696d0" style:font-size-asian="10pt" style:font-size-complex="10pt"/>
    </style:style>
    <style:style style:name="P55" style:family="paragraph" style:parent-style-name="Standard">
      <style:text-properties style:font-name="Roboto Mono1" fo:font-size="10pt" officeooo:rsid="003c8434" officeooo:paragraph-rsid="0046c815" style:font-size-asian="10pt" style:font-size-complex="10pt"/>
    </style:style>
    <style:style style:name="P56" style:family="paragraph" style:parent-style-name="Standard">
      <style:text-properties style:font-name="Roboto Mono1" fo:font-size="10pt" officeooo:rsid="003c8434" officeooo:paragraph-rsid="00476c40" style:font-size-asian="10pt" style:font-size-complex="10pt"/>
    </style:style>
    <style:style style:name="P57" style:family="paragraph" style:parent-style-name="Standard">
      <style:text-properties style:font-name="Roboto Mono1" fo:font-size="10pt" officeooo:rsid="003e480a" officeooo:paragraph-rsid="003e480a" style:font-size-asian="10pt" style:font-size-complex="10pt"/>
    </style:style>
    <style:style style:name="P58" style:family="paragraph" style:parent-style-name="Standard">
      <style:text-properties style:font-name="Roboto Mono1" fo:font-size="10pt" officeooo:rsid="0041d6dd" officeooo:paragraph-rsid="0041d6dd" style:font-size-asian="10pt" style:font-size-complex="10pt"/>
    </style:style>
    <style:style style:name="P59" style:family="paragraph" style:parent-style-name="Standard">
      <style:text-properties style:font-name="Roboto Mono1" fo:font-size="10pt" officeooo:rsid="0041d6dd" officeooo:paragraph-rsid="0046c815" style:font-size-asian="10pt" style:font-size-complex="10pt"/>
    </style:style>
    <style:style style:name="P60" style:family="paragraph" style:parent-style-name="Standard">
      <style:text-properties style:font-name="Roboto Mono1" fo:font-size="10pt" officeooo:rsid="00430580" officeooo:paragraph-rsid="00430580" style:font-size-asian="10pt" style:font-size-complex="10pt"/>
    </style:style>
    <style:style style:name="P61" style:family="paragraph" style:parent-style-name="Standard">
      <style:text-properties style:font-name="Roboto Mono1" fo:font-size="10pt" officeooo:rsid="004696d0" officeooo:paragraph-rsid="004696d0" style:font-size-asian="10pt" style:font-size-complex="10pt"/>
    </style:style>
    <style:style style:name="P62" style:family="paragraph" style:parent-style-name="Standard">
      <style:text-properties style:font-name="Roboto Mono1" fo:font-size="10pt" officeooo:rsid="004e0238" officeooo:paragraph-rsid="004e0238" style:font-size-asian="10pt" style:font-size-complex="10pt"/>
    </style:style>
    <style:style style:name="P63" style:family="paragraph" style:parent-style-name="Standard">
      <style:text-properties style:font-name="Roboto Mono1" fo:font-size="10pt" fo:font-weight="bold" officeooo:rsid="001de71f" officeooo:paragraph-rsid="001de71f" style:font-size-asian="10pt" style:font-weight-asian="bold" style:font-size-complex="10pt" style:font-weight-complex="bold"/>
    </style:style>
    <style:style style:name="P64" style:family="paragraph" style:parent-style-name="Standard">
      <style:text-properties style:font-name="Roboto Mono1" fo:font-size="10pt" fo:font-weight="bold" officeooo:rsid="002119df" officeooo:paragraph-rsid="002119df" style:font-size-asian="10pt" style:font-weight-asian="bold" style:font-size-complex="10pt" style:font-weight-complex="bold"/>
    </style:style>
    <style:style style:name="P65" style:family="paragraph" style:parent-style-name="Standard">
      <style:text-properties style:font-name="Roboto Mono1" fo:font-size="10pt" fo:font-weight="bold" officeooo:rsid="001fbbfb" officeooo:paragraph-rsid="001fbbfb" style:font-size-asian="10pt" style:font-weight-asian="bold" style:font-size-complex="10pt" style:font-weight-complex="bold"/>
    </style:style>
    <style:style style:name="P66" style:family="paragraph" style:parent-style-name="Standard">
      <style:text-properties style:font-name="Roboto Mono1" fo:font-size="10pt" fo:font-weight="bold" officeooo:rsid="003e480a" officeooo:paragraph-rsid="003e480a" style:font-size-asian="10pt" style:font-weight-asian="bold" style:font-size-complex="10pt" style:font-weight-complex="bold"/>
    </style:style>
    <style:style style:name="P67" style:family="paragraph" style:parent-style-name="Standard">
      <style:text-properties style:font-name="Roboto Mono1" fo:font-size="10pt" fo:font-weight="bold" officeooo:rsid="004696d0" officeooo:paragraph-rsid="004696d0" style:font-size-asian="10pt" style:font-weight-asian="bold" style:font-size-complex="10pt" style:font-weight-complex="bold"/>
    </style:style>
    <style:style style:name="P68" style:family="paragraph" style:parent-style-name="Standard">
      <style:text-properties style:font-name="Roboto Mono1" fo:font-size="10pt" fo:font-weight="bold" officeooo:rsid="001c2043" officeooo:paragraph-rsid="001de71f" style:font-size-asian="10pt" style:font-weight-asian="bold" style:font-size-complex="10pt" style:font-weight-complex="bold"/>
    </style:style>
    <style:style style:name="P69" style:family="paragraph" style:parent-style-name="Standard">
      <style:text-properties style:font-name="Roboto Mono1" fo:font-size="10pt" fo:font-style="normal" fo:font-weight="normal" officeooo:rsid="0026ddb7" officeooo:paragraph-rsid="0026ddb7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Standard">
      <style:text-properties style:font-name="Roboto Mono1" fo:font-size="10pt" fo:font-style="normal" fo:font-weight="normal" officeooo:rsid="0036cb7a" officeooo:paragraph-rsid="0036cb7a" style:font-size-asian="10pt" style:font-style-asian="normal" style:font-weight-asian="normal" style:font-size-complex="10pt" style:font-style-complex="normal" style:font-weight-complex="normal"/>
    </style:style>
    <style:style style:name="P71" style:family="paragraph" style:parent-style-name="Standard">
      <style:text-properties style:font-name="Roboto Mono1" fo:font-size="10pt" fo:font-style="normal" fo:font-weight="bold" officeooo:rsid="0026ddb7" officeooo:paragraph-rsid="0026ddb7" style:font-size-asian="10pt" style:font-style-asian="normal" style:font-weight-asian="bold" style:font-size-complex="10pt" style:font-style-complex="normal" style:font-weight-complex="bold"/>
    </style:style>
    <style:style style:name="P72" style:family="paragraph" style:parent-style-name="Standard">
      <style:text-properties style:font-name="Roboto Mono1" fo:font-size="10pt" fo:font-style="normal" officeooo:rsid="002cffc1" officeooo:paragraph-rsid="001c235d" style:font-size-asian="10pt" style:font-style-asian="normal" style:font-size-complex="10pt" style:font-style-complex="normal"/>
    </style:style>
    <style:style style:name="P73" style:family="paragraph" style:parent-style-name="Standard">
      <style:text-properties style:font-name="Roboto Mono1" fo:font-size="10pt" fo:font-style="normal" officeooo:rsid="002cffc1" officeooo:paragraph-rsid="002cffc1" style:font-size-asian="10pt" style:font-style-asian="normal" style:font-size-complex="10pt" style:font-style-complex="normal"/>
    </style:style>
    <style:style style:name="P74" style:family="paragraph" style:parent-style-name="Standard">
      <style:text-properties style:font-name="Roboto Mono1" fo:font-size="10pt" fo:font-style="normal" officeooo:rsid="002deff4" officeooo:paragraph-rsid="002deff4" style:font-size-asian="10pt" style:font-style-asian="normal" style:font-size-complex="10pt" style:font-style-complex="normal"/>
    </style:style>
    <style:style style:name="P75" style:family="paragraph" style:parent-style-name="Standard">
      <style:text-properties style:font-name="Roboto Mono1" fo:font-size="10pt" fo:font-style="normal" officeooo:rsid="002ef55c" officeooo:paragraph-rsid="001c235d" style:font-size-asian="10pt" style:font-style-asian="normal" style:font-size-complex="10pt" style:font-style-complex="normal"/>
    </style:style>
    <style:style style:name="P76" style:family="paragraph" style:parent-style-name="Standard">
      <style:text-properties style:font-name="Roboto Mono1" fo:font-size="10pt" fo:font-style="normal" officeooo:rsid="002ef55c" officeooo:paragraph-rsid="002ef55c" style:font-size-asian="10pt" style:font-style-asian="normal" style:font-size-complex="10pt" style:font-style-complex="normal"/>
    </style:style>
    <style:style style:name="P77" style:family="paragraph" style:parent-style-name="Standard">
      <style:text-properties style:font-name="Roboto Mono1" fo:font-size="10pt" fo:font-style="normal" officeooo:rsid="001de71f" officeooo:paragraph-rsid="001de71f" style:font-size-asian="10pt" style:font-style-asian="normal" style:font-size-complex="10pt" style:font-style-complex="normal"/>
    </style:style>
    <style:style style:name="P78" style:family="paragraph" style:parent-style-name="Standard">
      <style:text-properties style:font-name="Roboto Mono1" fo:font-size="10pt" fo:font-style="normal" officeooo:rsid="0036d852" officeooo:paragraph-rsid="0036d852" style:font-size-asian="10pt" style:font-style-asian="normal" style:font-size-complex="10pt" style:font-style-complex="normal"/>
    </style:style>
    <style:style style:name="P79" style:family="paragraph" style:parent-style-name="Standard">
      <style:text-properties style:font-name="Roboto Mono1" fo:font-size="10pt" fo:font-style="normal" officeooo:rsid="003636be" officeooo:paragraph-rsid="003636be" style:font-size-asian="10pt" style:font-style-asian="normal" style:font-size-complex="10pt" style:font-style-complex="normal"/>
    </style:style>
    <style:style style:name="P80" style:family="paragraph" style:parent-style-name="Standard">
      <style:text-properties style:font-name="Roboto Mono1" fo:font-size="10pt" fo:font-style="normal" officeooo:rsid="0038b1e8" officeooo:paragraph-rsid="0038b1e8" style:font-size-asian="10pt" style:font-style-asian="normal" style:font-size-complex="10pt" style:font-style-complex="normal"/>
    </style:style>
    <style:style style:name="P81" style:family="paragraph" style:parent-style-name="Standard">
      <style:text-properties style:font-name="Roboto Mono1" fo:font-size="10pt" fo:font-style="normal" officeooo:rsid="0051bedf" officeooo:paragraph-rsid="0051bedf" style:font-size-asian="10pt" style:font-style-asian="normal" style:font-size-complex="10pt" style:font-style-complex="normal"/>
    </style:style>
    <style:style style:name="P82" style:family="paragraph" style:parent-style-name="Standard">
      <style:text-properties style:font-name="Roboto Mono1" fo:font-size="10pt" fo:font-weight="normal" officeooo:rsid="002bfce7" officeooo:paragraph-rsid="002c9e92" style:font-size-asian="10pt" style:font-weight-asian="normal" style:font-size-complex="10pt" style:font-weight-complex="normal"/>
    </style:style>
    <style:style style:name="P83" style:family="paragraph" style:parent-style-name="Standard">
      <style:text-properties style:font-name="Roboto Mono1" fo:font-size="10pt" fo:font-weight="normal" officeooo:rsid="00358d1e" officeooo:paragraph-rsid="00358d1e" style:font-size-asian="10pt" style:font-weight-asian="normal" style:font-size-complex="10pt" style:font-weight-complex="normal"/>
    </style:style>
    <style:style style:name="P84" style:family="paragraph" style:parent-style-name="Standard">
      <style:text-properties style:font-name="Roboto Mono1" fo:font-size="10pt" fo:font-weight="normal" officeooo:rsid="00359698" officeooo:paragraph-rsid="00359698" style:font-size-asian="10pt" style:font-weight-asian="normal" style:font-size-complex="10pt" style:font-weight-complex="normal"/>
    </style:style>
    <style:style style:name="P85" style:family="paragraph" style:parent-style-name="Standard">
      <style:text-properties style:font-name="Roboto Mono1" fo:font-size="10pt" fo:font-weight="normal" officeooo:rsid="0036cb7a" officeooo:paragraph-rsid="0036cb7a" style:font-size-asian="10pt" style:font-weight-asian="normal" style:font-size-complex="10pt" style:font-weight-complex="normal"/>
    </style:style>
    <style:style style:name="P86" style:family="paragraph" style:parent-style-name="Standard">
      <style:text-properties style:font-name="Roboto Mono1" fo:font-size="10pt" fo:font-weight="normal" officeooo:rsid="0036d852" officeooo:paragraph-rsid="0036d852" style:font-size-asian="10pt" style:font-weight-asian="normal" style:font-size-complex="10pt" style:font-weight-complex="normal"/>
    </style:style>
    <style:style style:name="P87" style:family="paragraph" style:parent-style-name="Standard">
      <style:text-properties style:font-name="Roboto Mono1" fo:font-size="10pt" fo:font-weight="normal" officeooo:rsid="0038b1e8" officeooo:paragraph-rsid="0038b1e8" style:font-size-asian="10pt" style:font-weight-asian="normal" style:font-size-complex="10pt" style:font-weight-complex="normal"/>
    </style:style>
    <style:style style:name="P88" style:family="paragraph" style:parent-style-name="Standard">
      <style:text-properties style:font-name="Roboto Mono1" fo:font-size="10pt" fo:font-weight="normal" officeooo:rsid="003e480a" officeooo:paragraph-rsid="003e480a" style:font-size-asian="10pt" style:font-weight-asian="normal" style:font-size-complex="10pt" style:font-weight-complex="normal"/>
    </style:style>
    <style:style style:name="P89" style:family="paragraph" style:parent-style-name="Standard">
      <style:text-properties style:font-name="Roboto Mono1" fo:font-size="10pt" fo:font-weight="normal" officeooo:rsid="003c8434" officeooo:paragraph-rsid="00476c40" style:font-size-asian="10pt" style:font-weight-asian="normal" style:font-size-complex="10pt" style:font-weight-complex="normal"/>
    </style:style>
    <style:style style:name="P90" style:family="paragraph" style:parent-style-name="Standard">
      <style:text-properties style:font-name="Roboto Mono1" fo:font-size="10pt" fo:font-weight="normal" officeooo:rsid="0046c815" officeooo:paragraph-rsid="0046c815" style:font-size-asian="10pt" style:font-weight-asian="normal" style:font-size-complex="10pt" style:font-weight-complex="normal"/>
    </style:style>
    <style:style style:name="P91" style:family="paragraph" style:parent-style-name="Standard">
      <style:text-properties style:font-name="Roboto Mono1" fo:font-size="10pt" fo:font-weight="normal" officeooo:rsid="00476c40" officeooo:paragraph-rsid="00476c40" style:font-size-asian="10pt" style:font-weight-asian="normal" style:font-size-complex="10pt" style:font-weight-complex="normal"/>
    </style:style>
    <style:style style:name="P92" style:family="paragraph" style:parent-style-name="Standard">
      <style:text-properties style:font-name="Roboto Mono1" fo:font-size="10pt" fo:font-weight="normal" officeooo:rsid="0048d84d" officeooo:paragraph-rsid="0048d84d" style:font-size-asian="10pt" style:font-weight-asian="normal" style:font-size-complex="10pt" style:font-weight-complex="normal"/>
    </style:style>
    <style:style style:name="P93" style:family="paragraph" style:parent-style-name="Standard">
      <style:text-properties style:font-name="Roboto Mono1" fo:font-size="10pt" fo:font-weight="normal" officeooo:rsid="0048d84d" officeooo:paragraph-rsid="004a6f66" style:font-size-asian="10pt" style:font-weight-asian="normal" style:font-size-complex="10pt" style:font-weight-complex="normal"/>
    </style:style>
    <style:style style:name="P94" style:family="paragraph" style:parent-style-name="Standard">
      <style:text-properties officeooo:rsid="002119df" officeooo:paragraph-rsid="002119df"/>
    </style:style>
    <style:style style:name="P95" style:family="paragraph" style:parent-style-name="Standard">
      <style:text-properties officeooo:paragraph-rsid="002c9e92"/>
    </style:style>
    <style:style style:name="P96" style:family="paragraph" style:parent-style-name="Standard">
      <style:text-properties officeooo:rsid="002deff4" officeooo:paragraph-rsid="002deff4"/>
    </style:style>
    <style:style style:name="P97" style:family="paragraph" style:parent-style-name="Standard">
      <style:text-properties officeooo:rsid="002ef55c" officeooo:paragraph-rsid="002ef55c"/>
    </style:style>
    <style:style style:name="P98" style:family="paragraph" style:parent-style-name="Standard">
      <style:text-properties fo:font-style="normal" officeooo:rsid="002ef55c" officeooo:paragraph-rsid="002ef55c" style:font-style-asian="normal" style:font-style-complex="normal"/>
    </style:style>
    <style:style style:name="P99" style:family="paragraph" style:parent-style-name="Standard">
      <style:text-properties fo:font-style="normal" officeooo:rsid="0030d38e" officeooo:paragraph-rsid="0030d38e" style:font-style-asian="normal" style:font-style-complex="normal"/>
    </style:style>
    <style:style style:name="P100" style:family="paragraph" style:parent-style-name="Standard">
      <style:text-properties fo:font-style="normal" officeooo:rsid="002deff4" officeooo:paragraph-rsid="002deff4" style:font-style-asian="normal" style:font-style-complex="normal"/>
    </style:style>
    <style:style style:name="P101" style:family="paragraph" style:parent-style-name="Standard">
      <style:text-properties officeooo:rsid="0030d38e" officeooo:paragraph-rsid="0030d38e"/>
    </style:style>
    <style:style style:name="P102" style:family="paragraph" style:parent-style-name="Standard">
      <style:text-properties officeooo:rsid="0032b174" officeooo:paragraph-rsid="0032b174"/>
    </style:style>
    <style:style style:name="P103" style:family="paragraph" style:parent-style-name="Standard">
      <style:text-properties officeooo:rsid="003e480a" officeooo:paragraph-rsid="003e480a"/>
    </style:style>
    <style:style style:name="P104" style:family="paragraph" style:parent-style-name="Standard">
      <style:text-properties fo:font-weight="normal" officeooo:rsid="003f3282" officeooo:paragraph-rsid="003f3282" style:font-weight-asian="normal" style:font-weight-complex="normal"/>
    </style:style>
    <style:style style:name="P105" style:family="paragraph" style:parent-style-name="code">
      <style:text-properties officeooo:rsid="002bfce7" officeooo:paragraph-rsid="002bfce7"/>
    </style:style>
    <style:style style:name="P106" style:family="paragraph" style:parent-style-name="code">
      <style:text-properties officeooo:rsid="002c9e92" officeooo:paragraph-rsid="002c9e92"/>
    </style:style>
    <style:style style:name="P107" style:family="paragraph" style:parent-style-name="code">
      <style:text-properties fo:font-style="normal" officeooo:rsid="002c9e92" officeooo:paragraph-rsid="002c9e92" style:font-style-asian="normal" style:font-style-complex="normal"/>
    </style:style>
    <style:style style:name="P108" style:family="paragraph" style:parent-style-name="code">
      <style:text-properties fo:font-style="normal" officeooo:rsid="002bfce7" officeooo:paragraph-rsid="002bfce7" style:font-style-asian="normal" style:font-style-complex="normal"/>
    </style:style>
    <style:style style:name="P109" style:family="paragraph" style:parent-style-name="code">
      <style:text-properties officeooo:paragraph-rsid="002c9e92"/>
    </style:style>
    <style:style style:name="P1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1" style:family="paragraph" style:parent-style-name="Contents_20_Heading">
      <style:text-properties style:font-name="Times New Roman" fo:font-size="16pt" fo:font-weight="bold" officeooo:rsid="004b9207" officeooo:paragraph-rsid="004b9207" style:font-name-asian="PingFang SC" style:font-size-asian="16pt" style:font-weight-asian="bold" style:font-name-complex="Arial Unicode MS" style:font-size-complex="16pt" style:font-weight-complex="bold"/>
    </style:style>
    <style:style style:name="P112" style:family="paragraph" style:parent-style-name="Func_20_Details">
      <style:text-properties style:font-name="Roboto Mono1" fo:font-size="10pt" fo:font-style="normal" fo:font-weight="normal" officeooo:rsid="0048d84d" officeooo:paragraph-rsid="004a6f66" style:font-size-asian="10pt" style:font-style-asian="normal" style:font-weight-asian="normal" style:font-size-complex="10pt" style:font-style-complex="normal" style:font-weight-complex="normal"/>
    </style:style>
    <style:style style:name="P113" style:family="paragraph" style:parent-style-name="Heading_20_1" style:list-style-name="">
      <style:text-properties style:font-name="Times New Roman"/>
    </style:style>
    <style:style style:name="P114" style:family="paragraph" style:parent-style-name="Heading_20_1">
      <style:paragraph-properties fo:break-before="page"/>
    </style:style>
    <style:style style:name="P115" style:family="paragraph" style:parent-style-name="Heading_20_1">
      <style:paragraph-properties fo:break-before="page"/>
      <style:text-properties officeooo:paragraph-rsid="004e0238"/>
    </style:style>
    <style:style style:name="T1" style:family="text">
      <style:text-properties officeooo:rsid="001c235d"/>
    </style:style>
    <style:style style:name="T2" style:family="text">
      <style:text-properties officeooo:rsid="001de71f"/>
    </style:style>
    <style:style style:name="T3" style:family="text">
      <style:text-properties officeooo:rsid="001fbbfb"/>
    </style:style>
    <style:style style:name="T4" style:family="text">
      <style:text-properties officeooo:rsid="002119df"/>
    </style:style>
    <style:style style:name="T5" style:family="text">
      <style:text-properties officeooo:rsid="00214687"/>
    </style:style>
    <style:style style:name="T6" style:family="text">
      <style:text-properties fo:font-variant="normal" fo:text-transform="none" fo:color="#222222" loext:opacity="100%" style:font-name="Times New Roman" fo:font-size="10pt" fo:letter-spacing="normal" fo:font-style="normal" fo:font-weight="normal" style:font-size-asian="10pt" style:font-size-complex="10pt"/>
    </style:style>
    <style:style style:name="T7" style:family="text">
      <style:text-properties fo:font-variant="normal" fo:text-transform="none" fo:color="#222222" loext:opacity="100%" style:font-name="Times New Roman" fo:font-size="10pt" fo:letter-spacing="normal" fo:font-style="normal" fo:font-weight="normal" fo:background-color="#ecf0f3" loext:char-shading-value="0" style:font-size-asian="10pt" style:font-size-complex="10pt" loext:padding="0cm" loext:border="none"/>
    </style:style>
    <style:style style:name="T8" style:family="text">
      <style:text-properties fo:font-variant="normal" fo:text-transform="none" fo:color="#222222" loext:opacity="100%" style:font-name="Times New Roman" fo:font-size="10pt" fo:letter-spacing="normal" style:font-size-asian="10pt" style:font-size-complex="10pt"/>
    </style:style>
    <style:style style:name="T9" style:family="text">
      <style:text-properties fo:color="#222222" loext:opacity="100%" style:font-name="Times New Roman" fo:font-size="10pt" fo:letter-spacing="normal" fo:font-weight="normal" style:font-size-asian="10pt" style:font-size-complex="10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2354ac" style:font-style-asian="normal" style:font-style-complex="normal"/>
    </style:style>
    <style:style style:name="T12" style:family="text">
      <style:text-properties fo:font-style="normal" officeooo:rsid="002bfce7" style:font-style-asian="normal" style:font-style-complex="normal"/>
    </style:style>
    <style:style style:name="T13" style:family="text">
      <style:text-properties fo:font-style="normal" officeooo:rsid="002cffc1" style:font-style-asian="normal" style:font-style-complex="normal"/>
    </style:style>
    <style:style style:name="T14" style:family="text">
      <style:text-properties fo:font-style="normal" officeooo:rsid="002deff4" style:font-style-asian="normal" style:font-style-complex="normal"/>
    </style:style>
    <style:style style:name="T15" style:family="text">
      <style:text-properties fo:font-style="normal" officeooo:rsid="002ef55c" style:font-style-asian="normal" style:font-style-complex="normal"/>
    </style:style>
    <style:style style:name="T16" style:family="text">
      <style:text-properties fo:font-style="normal" officeooo:rsid="0030d38e" style:font-style-asian="normal" style:font-style-complex="normal"/>
    </style:style>
    <style:style style:name="T17" style:family="text">
      <style:text-properties fo:font-style="normal" officeooo:rsid="0032b174" style:font-style-asian="normal" style:font-style-complex="normal"/>
    </style:style>
    <style:style style:name="T18" style:family="text">
      <style:text-properties fo:font-style="normal" officeooo:rsid="00358d1e" style:font-style-asian="normal" style:font-style-complex="normal"/>
    </style:style>
    <style:style style:name="T19" style:family="text">
      <style:text-properties fo:font-style="normal" officeooo:rsid="00359698" style:font-style-asian="normal" style:font-style-complex="normal"/>
    </style:style>
    <style:style style:name="T20" style:family="text">
      <style:text-properties fo:font-style="normal" officeooo:rsid="003636be" style:font-style-asian="normal" style:font-style-complex="normal"/>
    </style:style>
    <style:style style:name="T21" style:family="text">
      <style:text-properties fo:font-style="normal" officeooo:rsid="0036cb7a" style:font-style-asian="normal" style:font-style-complex="normal"/>
    </style:style>
    <style:style style:name="T22" style:family="text">
      <style:text-properties fo:font-style="normal" officeooo:rsid="0038b1e8" style:font-style-asian="normal" style:font-style-complex="normal"/>
    </style:style>
    <style:style style:name="T23" style:family="text">
      <style:text-properties fo:font-style="normal" officeooo:rsid="003a07e0" style:font-style-asian="normal" style:font-style-complex="normal"/>
    </style:style>
    <style:style style:name="T24" style:family="text">
      <style:text-properties fo:font-style="normal" officeooo:rsid="0041d6dd" style:font-style-asian="normal" style:font-style-complex="normal"/>
    </style:style>
    <style:style style:name="T25" style:family="text">
      <style:text-properties fo:font-style="normal" officeooo:rsid="00430580" style:font-style-asian="normal" style:font-style-complex="normal"/>
    </style:style>
    <style:style style:name="T26" style:family="text">
      <style:text-properties fo:font-style="normal" officeooo:rsid="00449c75" style:font-style-asian="normal" style:font-style-complex="normal"/>
    </style:style>
    <style:style style:name="T27" style:family="text">
      <style:text-properties fo:font-style="normal" officeooo:rsid="004594a5" style:font-style-asian="normal" style:font-style-complex="normal"/>
    </style:style>
    <style:style style:name="T28" style:family="text">
      <style:text-properties fo:font-style="normal" officeooo:rsid="004696d0" style:font-style-asian="normal" style:font-style-complex="normal"/>
    </style:style>
    <style:style style:name="T29" style:family="text">
      <style:text-properties fo:font-style="normal" officeooo:rsid="0046c815" style:font-style-asian="normal" style:font-style-complex="normal"/>
    </style:style>
    <style:style style:name="T30" style:family="text">
      <style:text-properties fo:font-style="normal" officeooo:rsid="00476c40" style:font-style-asian="normal" style:font-style-complex="normal"/>
    </style:style>
    <style:style style:name="T31" style:family="text">
      <style:text-properties fo:font-style="normal" officeooo:rsid="0048d84d" style:font-style-asian="normal" style:font-style-complex="normal"/>
    </style:style>
    <style:style style:name="T32" style:family="text">
      <style:text-properties fo:font-style="normal" officeooo:rsid="004e0238" style:font-style-asian="normal" style:font-style-complex="normal"/>
    </style:style>
    <style:style style:name="T33" style:family="text">
      <style:text-properties fo:font-style="normal" officeooo:rsid="004fc45c" style:font-style-asian="normal" style:font-style-complex="normal"/>
    </style:style>
    <style:style style:name="T34" style:family="text">
      <style:text-properties fo:font-style="normal" officeooo:rsid="00512283" style:font-style-asian="normal" style:font-style-complex="normal"/>
    </style:style>
    <style:style style:name="T35" style:family="text">
      <style:text-properties fo:font-style="normal" fo:font-weight="bold" officeooo:rsid="002c9e92" style:font-style-asian="normal" style:font-weight-asian="bold" style:font-style-complex="normal" style:font-weight-complex="bold"/>
    </style:style>
    <style:style style:name="T36" style:family="text">
      <style:text-properties style:font-name="Times New Roman"/>
    </style:style>
    <style:style style:name="T37" style:family="text">
      <style:text-properties style:font-name="Times New Roman" fo:font-style="italic" fo:font-weight="normal" officeooo:rsid="002c9e92" style:font-style-asian="italic" style:font-weight-asian="normal" style:font-style-complex="italic" style:font-weight-complex="normal"/>
    </style:style>
    <style:style style:name="T38" style:family="text">
      <style:text-properties style:font-name="Times New Roman" fo:font-style="italic" style:font-style-asian="italic" style:font-style-complex="italic"/>
    </style:style>
    <style:style style:name="T39" style:family="text">
      <style:text-properties style:font-name="Times New Roman" fo:font-style="italic" officeooo:rsid="002c9e92" style:font-style-asian="italic" style:font-style-complex="italic"/>
    </style:style>
    <style:style style:name="T40" style:family="text">
      <style:text-properties style:font-name="Times New Roman" fo:font-style="italic" officeooo:rsid="002cffc1" style:font-style-asian="italic" style:font-style-complex="italic"/>
    </style:style>
    <style:style style:name="T41" style:family="text">
      <style:text-properties style:font-name="Times New Roman" fo:font-style="italic" officeooo:rsid="002ef55c" style:font-style-asian="italic" style:font-style-complex="italic"/>
    </style:style>
    <style:style style:name="T42" style:family="text">
      <style:text-properties style:font-name="Times New Roman" fo:font-style="italic" officeooo:rsid="0036cb7a" style:font-style-asian="italic" style:font-style-complex="italic"/>
    </style:style>
    <style:style style:name="T43" style:family="text">
      <style:text-properties style:font-name="Times New Roman" fo:font-size="9pt" fo:font-style="italic" style:font-size-asian="9pt" style:font-style-asian="italic" style:font-size-complex="9pt" style:font-style-complex="italic"/>
    </style:style>
    <style:style style:name="T44" style:family="text">
      <style:text-properties style:font-name="Times New Roman" fo:font-size="10pt" officeooo:rsid="00449c75" style:font-size-asian="10pt" style:font-size-complex="10pt"/>
    </style:style>
    <style:style style:name="T45" style:family="text">
      <style:text-properties style:font-name="Times New Roman" fo:font-size="10pt" officeooo:rsid="0048d84d" style:font-size-asian="10pt" style:font-size-complex="10pt"/>
    </style:style>
    <style:style style:name="T46" style:family="text">
      <style:text-properties officeooo:rsid="0022c0ef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officeooo:rsid="0022c0ef" style:font-style-asian="italic" style:font-style-complex="italic"/>
    </style:style>
    <style:style style:name="T49" style:family="text">
      <style:text-properties fo:font-style="italic" officeooo:rsid="002354ac" style:font-style-asian="italic" style:font-style-complex="italic"/>
    </style:style>
    <style:style style:name="T50" style:family="text">
      <style:text-properties fo:font-style="italic" officeooo:rsid="002bfce7" style:font-style-asian="italic" style:font-style-complex="italic"/>
    </style:style>
    <style:style style:name="T51" style:family="text">
      <style:text-properties fo:font-style="italic" officeooo:rsid="002c9e92" style:font-style-asian="italic" style:font-style-complex="italic"/>
    </style:style>
    <style:style style:name="T52" style:family="text">
      <style:text-properties fo:font-style="italic" officeooo:rsid="002cffc1" style:font-style-asian="italic" style:font-style-complex="italic"/>
    </style:style>
    <style:style style:name="T53" style:family="text">
      <style:text-properties fo:font-style="italic" officeooo:rsid="002deff4" style:font-style-asian="italic" style:font-style-complex="italic"/>
    </style:style>
    <style:style style:name="T54" style:family="text">
      <style:text-properties fo:font-style="italic" officeooo:rsid="002ef55c" style:font-style-asian="italic" style:font-style-complex="italic"/>
    </style:style>
    <style:style style:name="T55" style:family="text">
      <style:text-properties fo:font-style="italic" officeooo:rsid="0030d38e" style:font-style-asian="italic" style:font-style-complex="italic"/>
    </style:style>
    <style:style style:name="T56" style:family="text">
      <style:text-properties fo:font-style="italic" officeooo:rsid="0032b174" style:font-style-asian="italic" style:font-style-complex="italic"/>
    </style:style>
    <style:style style:name="T57" style:family="text">
      <style:text-properties fo:font-style="italic" officeooo:rsid="00358d1e" style:font-style-asian="italic" style:font-style-complex="italic"/>
    </style:style>
    <style:style style:name="T58" style:family="text">
      <style:text-properties fo:font-style="italic" officeooo:rsid="00359698" style:font-style-asian="italic" style:font-style-complex="italic"/>
    </style:style>
    <style:style style:name="T59" style:family="text">
      <style:text-properties fo:font-style="italic" officeooo:rsid="003636be" style:font-style-asian="italic" style:font-style-complex="italic"/>
    </style:style>
    <style:style style:name="T60" style:family="text">
      <style:text-properties fo:font-style="italic" officeooo:rsid="0036cb7a" style:font-style-asian="italic" style:font-style-complex="italic"/>
    </style:style>
    <style:style style:name="T61" style:family="text">
      <style:text-properties fo:font-style="italic" officeooo:rsid="0038b1e8" style:font-style-asian="italic" style:font-style-complex="italic"/>
    </style:style>
    <style:style style:name="T62" style:family="text">
      <style:text-properties fo:font-style="italic" officeooo:rsid="003a07e0" style:font-style-asian="italic" style:font-style-complex="italic"/>
    </style:style>
    <style:style style:name="T63" style:family="text">
      <style:text-properties fo:font-style="italic" officeooo:rsid="0041d6dd" style:font-style-asian="italic" style:font-style-complex="italic"/>
    </style:style>
    <style:style style:name="T64" style:family="text">
      <style:text-properties fo:font-style="italic" officeooo:rsid="00430580" style:font-style-asian="italic" style:font-style-complex="italic"/>
    </style:style>
    <style:style style:name="T65" style:family="text">
      <style:text-properties fo:font-style="italic" officeooo:rsid="00449c75" style:font-style-asian="italic" style:font-style-complex="italic"/>
    </style:style>
    <style:style style:name="T66" style:family="text">
      <style:text-properties fo:font-style="italic" officeooo:rsid="004594a5" style:font-style-asian="italic" style:font-style-complex="italic"/>
    </style:style>
    <style:style style:name="T67" style:family="text">
      <style:text-properties fo:font-style="italic" officeooo:rsid="004696d0" style:font-style-asian="italic" style:font-style-complex="italic"/>
    </style:style>
    <style:style style:name="T68" style:family="text">
      <style:text-properties fo:font-style="italic" officeooo:rsid="0046c815" style:font-style-asian="italic" style:font-style-complex="italic"/>
    </style:style>
    <style:style style:name="T69" style:family="text">
      <style:text-properties fo:font-style="italic" officeooo:rsid="00476c40" style:font-style-asian="italic" style:font-style-complex="italic"/>
    </style:style>
    <style:style style:name="T70" style:family="text">
      <style:text-properties fo:font-style="italic" officeooo:rsid="0048d84d" style:font-style-asian="italic" style:font-style-complex="italic"/>
    </style:style>
    <style:style style:name="T71" style:family="text">
      <style:text-properties fo:font-style="italic" officeooo:rsid="004e0238" style:font-style-asian="italic" style:font-style-complex="italic"/>
    </style:style>
    <style:style style:name="T72" style:family="text">
      <style:text-properties fo:font-style="italic" officeooo:rsid="004fc45c" style:font-style-asian="italic" style:font-style-complex="italic"/>
    </style:style>
    <style:style style:name="T73" style:family="text">
      <style:text-properties fo:font-style="italic" officeooo:rsid="00512283" style:font-style-asian="italic" style:font-style-complex="italic"/>
    </style:style>
    <style:style style:name="T74" style:family="text">
      <style:text-properties officeooo:rsid="002354ac"/>
    </style:style>
    <style:style style:name="T75" style:family="text">
      <style:text-properties officeooo:rsid="0026ddb7"/>
    </style:style>
    <style:style style:name="T76" style:family="text">
      <style:text-properties officeooo:rsid="002831d6"/>
    </style:style>
    <style:style style:name="T77" style:family="text">
      <style:text-properties officeooo:rsid="002bfce7"/>
    </style:style>
    <style:style style:name="T78" style:family="text">
      <style:text-properties officeooo:rsid="002c9e92"/>
    </style:style>
    <style:style style:name="T79" style:family="text">
      <style:text-properties officeooo:rsid="002cffc1"/>
    </style:style>
    <style:style style:name="T80" style:family="text">
      <style:text-properties officeooo:rsid="002deff4"/>
    </style:style>
    <style:style style:name="T81" style:family="text">
      <style:text-properties officeooo:rsid="002ef55c"/>
    </style:style>
    <style:style style:name="T82" style:family="text">
      <style:text-properties officeooo:rsid="0030d38e"/>
    </style:style>
    <style:style style:name="T83" style:family="text">
      <style:text-properties officeooo:rsid="0032b174"/>
    </style:style>
    <style:style style:name="T84" style:family="text">
      <style:text-properties fo:font-size="9pt" style:font-size-asian="9pt" style:font-size-complex="9pt"/>
    </style:style>
    <style:style style:name="T85" style:family="text">
      <style:text-properties fo:font-size="9pt" officeooo:rsid="004a6f66" style:font-size-asian="9pt" style:font-size-complex="9pt"/>
    </style:style>
    <style:style style:name="T86" style:family="text">
      <style:text-properties fo:font-size="9pt" fo:font-style="italic" style:font-size-asian="9pt" style:font-style-asian="italic" style:font-size-complex="9pt" style:font-style-complex="italic"/>
    </style:style>
    <style:style style:name="T87" style:family="text">
      <style:text-properties fo:font-size="9pt" fo:font-style="italic" officeooo:rsid="001de71f" style:font-size-asian="9pt" style:font-style-asian="italic" style:font-size-complex="9pt" style:font-style-complex="italic"/>
    </style:style>
    <style:style style:name="T88" style:family="text">
      <style:text-properties fo:font-size="9pt" fo:font-style="italic" officeooo:rsid="002831d6" style:font-size-asian="9pt" style:font-style-asian="italic" style:font-size-complex="9pt" style:font-style-complex="italic"/>
    </style:style>
    <style:style style:name="T89" style:family="text">
      <style:text-properties fo:font-size="9pt" fo:font-style="italic" officeooo:rsid="002422a7" style:font-size-asian="9pt" style:font-style-asian="italic" style:font-size-complex="9pt" style:font-style-complex="italic"/>
    </style:style>
    <style:style style:name="T90" style:family="text">
      <style:text-properties fo:font-size="9pt" fo:font-style="italic" officeooo:rsid="002bfce7" style:font-size-asian="9pt" style:font-style-asian="italic" style:font-size-complex="9pt" style:font-style-complex="italic"/>
    </style:style>
    <style:style style:name="T91" style:family="text">
      <style:text-properties fo:font-size="9pt" fo:font-style="italic" officeooo:rsid="002119df" style:font-size-asian="9pt" style:font-style-asian="italic" style:font-size-complex="9pt" style:font-style-complex="italic"/>
    </style:style>
    <style:style style:name="T92" style:family="text">
      <style:text-properties fo:font-size="9pt" fo:font-style="italic" officeooo:rsid="002cffc1" style:font-size-asian="9pt" style:font-style-asian="italic" style:font-size-complex="9pt" style:font-style-complex="italic"/>
    </style:style>
    <style:style style:name="T93" style:family="text">
      <style:text-properties fo:font-size="9pt" fo:font-style="italic" officeooo:rsid="002deff4" style:font-size-asian="9pt" style:font-style-asian="italic" style:font-size-complex="9pt" style:font-style-complex="italic"/>
    </style:style>
    <style:style style:name="T94" style:family="text">
      <style:text-properties fo:font-size="9pt" fo:font-style="italic" officeooo:rsid="002ef55c" style:font-size-asian="9pt" style:font-style-asian="italic" style:font-size-complex="9pt" style:font-style-complex="italic"/>
    </style:style>
    <style:style style:name="T95" style:family="text">
      <style:text-properties fo:font-size="9pt" fo:font-style="italic" officeooo:rsid="00214687" style:font-size-asian="9pt" style:font-style-asian="italic" style:font-size-complex="9pt" style:font-style-complex="italic"/>
    </style:style>
    <style:style style:name="T96" style:family="text">
      <style:text-properties fo:font-size="9pt" fo:font-style="italic" officeooo:rsid="0022c0ef" style:font-size-asian="9pt" style:font-style-asian="italic" style:font-size-complex="9pt" style:font-style-complex="italic"/>
    </style:style>
    <style:style style:name="T97" style:family="text">
      <style:text-properties fo:font-size="9pt" fo:font-style="italic" officeooo:rsid="003636be" style:font-size-asian="9pt" style:font-style-asian="italic" style:font-size-complex="9pt" style:font-style-complex="italic"/>
    </style:style>
    <style:style style:name="T98" style:family="text">
      <style:text-properties fo:font-size="9pt" fo:font-style="italic" officeooo:rsid="004696d0" style:font-size-asian="9pt" style:font-style-asian="italic" style:font-size-complex="9pt" style:font-style-complex="italic"/>
    </style:style>
    <style:style style:name="T99" style:family="text">
      <style:text-properties fo:font-size="9pt" fo:font-style="italic" officeooo:rsid="004a6f66" style:font-size-asian="9pt" style:font-style-asian="italic" style:font-size-complex="9pt" style:font-style-complex="italic"/>
    </style:style>
    <style:style style:name="T100" style:family="text">
      <style:text-properties fo:font-size="9pt" fo:font-style="italic" officeooo:rsid="004e0238" style:font-size-asian="9pt" style:font-style-asian="italic" style:font-size-complex="9pt" style:font-style-complex="italic"/>
    </style:style>
    <style:style style:name="T101" style:family="text">
      <style:text-properties fo:font-size="9pt" fo:font-style="italic" style:text-underline-style="none" officeooo:rsid="002cffc1" style:font-size-asian="9pt" style:font-style-asian="italic" style:font-size-complex="9pt" style:font-style-complex="italic"/>
    </style:style>
    <style:style style:name="T102" style:family="text">
      <style:text-properties fo:font-size="9pt" fo:font-style="italic" style:text-underline-style="none" officeooo:rsid="00358d1e" style:font-size-asian="7.84999990463257pt" style:font-style-asian="italic" style:font-size-complex="9pt" style:font-style-complex="italic"/>
    </style:style>
    <style:style style:name="T103" style:family="text">
      <style:text-properties fo:font-size="9pt" fo:font-style="italic" style:font-size-asian="7.84999990463257pt" style:font-style-asian="italic" style:font-size-complex="9pt" style:font-style-complex="italic"/>
    </style:style>
    <style:style style:name="T104" style:family="text">
      <style:text-properties fo:font-size="9pt" fo:font-style="italic" officeooo:rsid="00358d1e" style:font-size-asian="7.84999990463257pt" style:font-style-asian="italic" style:font-size-complex="9pt" style:font-style-complex="italic"/>
    </style:style>
    <style:style style:name="T105" style:family="text">
      <style:text-properties fo:font-size="9pt" fo:font-style="italic" officeooo:rsid="0041d6dd" style:font-size-asian="7.84999990463257pt" style:font-style-asian="italic" style:font-size-complex="9pt" style:font-style-complex="italic"/>
    </style:style>
    <style:style style:name="T106" style:family="text">
      <style:text-properties fo:font-size="9pt" fo:font-style="italic" officeooo:rsid="00430580" style:font-size-asian="7.84999990463257pt" style:font-style-asian="italic" style:font-size-complex="9pt" style:font-style-complex="italic"/>
    </style:style>
    <style:style style:name="T107" style:family="text">
      <style:text-properties fo:font-size="9pt" fo:font-style="italic" officeooo:rsid="00449c75" style:font-size-asian="7.84999990463257pt" style:font-style-asian="italic" style:font-size-complex="9pt" style:font-style-complex="italic"/>
    </style:style>
    <style:style style:name="T108" style:family="text">
      <style:text-properties fo:font-size="9pt" fo:font-style="italic" officeooo:rsid="004594a5" style:font-size-asian="7.84999990463257pt" style:font-style-asian="italic" style:font-size-complex="9pt" style:font-style-complex="italic"/>
    </style:style>
    <style:style style:name="T109" style:family="text">
      <style:text-properties fo:font-size="9pt" fo:font-style="italic" officeooo:rsid="004696d0" style:font-size-asian="7.84999990463257pt" style:font-style-asian="italic" style:font-size-complex="9pt" style:font-style-complex="italic"/>
    </style:style>
    <style:style style:name="T110" style:family="text">
      <style:text-properties fo:font-size="9pt" fo:font-style="italic" officeooo:rsid="0046c815" style:font-size-asian="7.84999990463257pt" style:font-style-asian="italic" style:font-size-complex="9pt" style:font-style-complex="italic"/>
    </style:style>
    <style:style style:name="T111" style:family="text">
      <style:text-properties fo:font-size="9pt" fo:font-style="italic" officeooo:rsid="0048d84d" style:font-size-asian="7.84999990463257pt" style:font-style-asian="italic" style:font-size-complex="9pt" style:font-style-complex="italic"/>
    </style:style>
    <style:style style:name="T112" style:family="text">
      <style:text-properties fo:font-size="9pt" fo:font-style="italic" officeooo:rsid="004a6f66" style:font-size-asian="7.84999990463257pt" style:font-style-asian="italic" style:font-size-complex="9pt" style:font-style-complex="italic"/>
    </style:style>
    <style:style style:name="T113" style:family="text">
      <style:text-properties fo:font-size="9pt" fo:font-style="italic" officeooo:rsid="004e0238" style:font-size-asian="7.84999990463257pt" style:font-style-asian="italic" style:font-size-complex="9pt" style:font-style-complex="italic"/>
    </style:style>
    <style:style style:name="T114" style:family="text">
      <style:text-properties fo:font-size="9pt" fo:font-style="italic" officeooo:rsid="004fc45c" style:font-size-asian="7.84999990463257pt" style:font-style-asian="italic" style:font-size-complex="9pt" style:font-style-complex="italic"/>
    </style:style>
    <style:style style:name="T115" style:family="text">
      <style:text-properties fo:font-size="9pt" fo:font-style="italic" officeooo:rsid="00512283" style:font-size-asian="7.84999990463257pt" style:font-style-asian="italic" style:font-size-complex="9pt" style:font-style-complex="italic"/>
    </style:style>
    <style:style style:name="T116" style:family="text">
      <style:text-properties fo:font-size="9pt" fo:font-style="normal" style:font-size-asian="9pt" style:font-style-asian="normal" style:font-size-complex="9pt" style:font-style-complex="normal"/>
    </style:style>
    <style:style style:name="T117" style:family="text">
      <style:text-properties fo:font-size="9pt" fo:font-style="normal" officeooo:rsid="002cffc1" style:font-size-asian="9pt" style:font-style-asian="normal" style:font-size-complex="9pt" style:font-style-complex="normal"/>
    </style:style>
    <style:style style:name="T118" style:family="text">
      <style:text-properties fo:font-size="9pt" fo:font-style="normal" officeooo:rsid="002deff4" style:font-size-asian="9pt" style:font-style-asian="normal" style:font-size-complex="9pt" style:font-style-complex="normal"/>
    </style:style>
    <style:style style:name="T119" style:family="text">
      <style:text-properties fo:font-size="9pt" fo:font-style="normal" officeooo:rsid="0022c0ef" style:font-size-asian="9pt" style:font-style-asian="normal" style:font-size-complex="9pt" style:font-style-complex="normal"/>
    </style:style>
    <style:style style:name="T120" style:family="text">
      <style:text-properties fo:font-size="9pt" fo:font-style="normal" style:text-underline-style="none" officeooo:rsid="002cffc1" style:font-size-asian="9pt" style:font-style-asian="normal" style:font-size-complex="9pt" style:font-style-complex="normal"/>
    </style:style>
    <style:style style:name="T121" style:family="text">
      <style:text-properties fo:font-size="9pt" fo:font-style="normal" style:font-size-asian="7.84999990463257pt" style:font-style-asian="normal" style:font-size-complex="9pt" style:font-style-complex="normal"/>
    </style:style>
    <style:style style:name="T122" style:family="text">
      <style:text-properties fo:font-size="9pt" fo:font-style="normal" officeooo:rsid="0041d6dd" style:font-size-asian="7.84999990463257pt" style:font-style-asian="normal" style:font-size-complex="9pt" style:font-style-complex="normal"/>
    </style:style>
    <style:style style:name="T123" style:family="text">
      <style:text-properties fo:font-size="9pt" fo:font-style="normal" officeooo:rsid="00430580" style:font-size-asian="7.84999990463257pt" style:font-style-asian="normal" style:font-size-complex="9pt" style:font-style-complex="normal"/>
    </style:style>
    <style:style style:name="T124" style:family="text">
      <style:text-properties fo:font-size="9pt" fo:font-style="normal" officeooo:rsid="00449c75" style:font-size-asian="7.84999990463257pt" style:font-style-asian="normal" style:font-size-complex="9pt" style:font-style-complex="normal"/>
    </style:style>
    <style:style style:name="T125" style:family="text">
      <style:text-properties fo:font-size="9pt" fo:font-style="normal" officeooo:rsid="004594a5" style:font-size-asian="7.84999990463257pt" style:font-style-asian="normal" style:font-size-complex="9pt" style:font-style-complex="normal"/>
    </style:style>
    <style:style style:name="T126" style:family="text">
      <style:text-properties fo:font-size="9pt" fo:font-style="normal" officeooo:rsid="004fc45c" style:font-size-asian="7.84999990463257pt" style:font-style-asian="normal" style:font-size-complex="9pt" style:font-style-complex="normal"/>
    </style:style>
    <style:style style:name="T127" style:family="text">
      <style:text-properties fo:font-size="9pt" officeooo:rsid="004696d0" style:font-size-asian="7.84999990463257pt" style:font-size-complex="9pt"/>
    </style:style>
    <style:style style:name="T128" style:family="text">
      <style:text-properties fo:font-size="9pt" officeooo:rsid="004fc45c" style:font-size-asian="7.84999990463257pt" style:font-size-complex="9pt"/>
    </style:style>
    <style:style style:name="T129" style:family="text">
      <style:text-properties officeooo:rsid="00358d1e"/>
    </style:style>
    <style:style style:name="T130" style:family="text">
      <style:text-properties officeooo:rsid="00359698"/>
    </style:style>
    <style:style style:name="T131" style:family="text">
      <style:text-properties officeooo:rsid="003636be"/>
    </style:style>
    <style:style style:name="T132" style:family="text">
      <style:text-properties officeooo:rsid="0038b1e8"/>
    </style:style>
    <style:style style:name="T133" style:family="text">
      <style:text-properties officeooo:rsid="003a07e0"/>
    </style:style>
    <style:style style:name="T134" style:family="text">
      <style:text-properties officeooo:rsid="003e480a"/>
    </style:style>
    <style:style style:name="T135" style:family="text">
      <style:text-properties officeooo:rsid="0041d6dd"/>
    </style:style>
    <style:style style:name="T136" style:family="text">
      <style:text-properties officeooo:rsid="00430580"/>
    </style:style>
    <style:style style:name="T137" style:family="text">
      <style:text-properties officeooo:rsid="00449c75"/>
    </style:style>
    <style:style style:name="T138" style:family="text">
      <style:text-properties officeooo:rsid="004594a5"/>
    </style:style>
    <style:style style:name="T139" style:family="text">
      <style:text-properties officeooo:rsid="004696d0"/>
    </style:style>
    <style:style style:name="T140" style:family="text">
      <style:text-properties officeooo:rsid="0046c815"/>
    </style:style>
    <style:style style:name="T141" style:family="text">
      <style:text-properties officeooo:rsid="00476c40"/>
    </style:style>
    <style:style style:name="T142" style:family="text">
      <style:text-properties officeooo:rsid="0048d84d"/>
    </style:style>
    <style:style style:name="T143" style:family="text">
      <style:text-properties officeooo:rsid="004a6f66"/>
    </style:style>
    <style:style style:name="T144" style:family="text">
      <style:text-properties style:font-name="Roboto Mono1" fo:font-style="normal" style:font-style-asian="normal" style:font-style-complex="normal"/>
    </style:style>
    <style:style style:name="T145" style:family="text">
      <style:text-properties officeooo:rsid="004e0238"/>
    </style:style>
    <style:style style:name="T146" style:family="text">
      <style:text-properties officeooo:rsid="004fc45c"/>
    </style:style>
    <style:style style:name="T147" style:family="text">
      <style:text-properties officeooo:rsid="00512283"/>
    </style:style>
    <style:style style:name="T148" style:family="text">
      <style:text-properties officeooo:rsid="00534ce8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11">Python Memoire</text:p>
          </text:index-title>
          <text:p text:style-name="P110"><text:a xlink:type="simple" xlink:href="#__RefHeading___Toc2427_3851815450" text:style-name="Index_20_Link" text:visited-style-name="Index_20_Link"><text:span text:style-name="T36">Builtins<text:tab/>2</text:span></text:a></text:p>
          <text:p text:style-name="P110"><text:a xlink:type="simple" xlink:href="#__RefHeading___Toc2429_3851815450" text:style-name="Index_20_Link" text:visited-style-name="Index_20_Link"><text:span text:style-name="T36">os<text:tab/>4</text:span></text:a></text:p>
          <text:p text:style-name="P110"><text:a xlink:type="simple" xlink:href="#__RefHeading___Toc2431_3851815450" text:style-name="Index_20_Link" text:visited-style-name="Index_20_Link"><text:span text:style-name="T36">os.path<text:tab/>5</text:span></text:a></text:p>
          <text:p text:style-name="P110"><text:a xlink:type="simple" xlink:href="#__RefHeading___Toc2433_3851815450" text:style-name="Index_20_Link" text:visited-style-name="Index_20_Link"><text:span text:style-name="T36">sys<text:tab/>6</text:span></text:a></text:p>
          <text:p text:style-name="P110"><text:a xlink:type="simple" xlink:href="#__RefHeading___Toc2435_3851815450" text:style-name="Index_20_Link" text:visited-style-name="Index_20_Link"><text:span text:style-name="T36">re<text:tab/>7</text:span></text:a></text:p>
          <text:p text:style-name="P110"><text:a xlink:type="simple" xlink:href="#__RefHeading___Toc2437_3851815450" text:style-name="Index_20_Link" text:visited-style-name="Index_20_Link"><text:span text:style-name="T36">datetime<text:tab/>8</text:span></text:a></text:p>
          <text:p text:style-name="P110"><text:a xlink:type="simple" xlink:href="#__RefHeading___Toc2439_3851815450" text:style-name="Index_20_Link" text:visited-style-name="Index_20_Link"><text:span text:style-name="T36">math<text:tab/>8</text:span></text:a></text:p>
          <text:p text:style-name="P110"><text:a xlink:type="simple" xlink:href="#__RefHeading___Toc2441_3851815450" text:style-name="Index_20_Link" text:visited-style-name="Index_20_Link"><text:span text:style-name="T36">itertools<text:tab/>9</text:span></text:a></text:p>
          <text:p text:style-name="P110"><text:a xlink:type="simple" xlink:href="#__RefHeading___Toc2443_3851815450" text:style-name="Index_20_Link" text:visited-style-name="Index_20_Link"><text:span text:style-name="T36">time<text:tab/>10</text:span></text:a></text:p>
          <text:p text:style-name="P110"><text:a xlink:type="simple" xlink:href="#__RefHeading___Toc2445_3851815450" text:style-name="Index_20_Link" text:visited-style-name="Index_20_Link"><text:span text:style-name="T36">glob<text:tab/>10</text:span></text:a></text:p>
          <text:p text:style-name="P110"><text:a xlink:type="simple" xlink:href="#__RefHeading___Toc2447_3851815450" text:style-name="Index_20_Link" text:visited-style-name="Index_20_Link"><text:span text:style-name="T36">site<text:tab/>10</text:span></text:a></text:p>
          <text:p text:style-name="P110"><text:a xlink:type="simple" xlink:href="#__RefHeading___Toc2449_3851815450" text:style-name="Index_20_Link" text:visited-style-name="Index_20_Link"><text:span text:style-name="T36">subprocess<text:tab/>10</text:span></text:a></text:p>
          <text:p text:style-name="P110"><text:a xlink:type="simple" xlink:href="#__RefHeading___Toc2451_3851815450" text:style-name="Index_20_Link" text:visited-style-name="Index_20_Link"><text:span text:style-name="T36">functools<text:tab/>10</text:span></text:a></text:p>
          <text:p text:style-name="P110"><text:a xlink:type="simple" xlink:href="#__RefHeading___Toc2453_3851815450" text:style-name="Index_20_Link" text:visited-style-name="Index_20_Link"><text:span text:style-name="T36">collections<text:tab/>10</text:span></text:a></text:p>
          <text:p text:style-name="P110"><text:a xlink:type="simple" xlink:href="#__RefHeading___Toc2455_3851815450" text:style-name="Index_20_Link" text:visited-style-name="Index_20_Link"><text:span text:style-name="T36">inspect<text:tab/>10</text:span></text:a></text:p>
          <text:p text:style-name="P110"><text:a xlink:type="simple" xlink:href="#__RefHeading___Toc2457_3851815450" text:style-name="Index_20_Link" text:visited-style-name="Index_20_Link"><text:span text:style-name="T36">multiprocessing<text:tab/>11</text:span></text:a></text:p>
          <text:p text:style-name="P110"><text:a xlink:type="simple" xlink:href="#__RefHeading___Toc2459_3851815450" text:style-name="Index_20_Link" text:visited-style-name="Index_20_Link"><text:span text:style-name="T36">cProfile<text:tab/>11</text:span></text:a></text:p>
          <text:p text:style-name="P110"><text:a xlink:type="simple" xlink:href="#__RefHeading___Toc2461_3851815450" text:style-name="Index_20_Link" text:visited-style-name="Index_20_Link"><text:span text:style-name="T36">socket<text:tab/>11</text:span></text:a></text:p>
          <text:p text:style-name="P110"><text:a xlink:type="simple" xlink:href="#__RefHeading___Toc2463_3851815450" text:style-name="Index_20_Link" text:visited-style-name="Index_20_Link"><text:span text:style-name="T36">hashlib<text:tab/>11</text:span></text:a></text:p>
          <text:p text:style-name="P110"><text:a xlink:type="simple" xlink:href="#__RefHeading___Toc2465_3851815450" text:style-name="Index_20_Link" text:visited-style-name="Index_20_Link"><text:span text:style-name="T36">traceback<text:tab/>11</text:span></text:a></text:p>
          <text:p text:style-name="P110"><text:a xlink:type="simple" xlink:href="#__RefHeading___Toc2467_3851815450" text:style-name="Index_20_Link" text:visited-style-name="Index_20_Link"><text:span text:style-name="T36">http.client<text:tab/>11</text:span></text:a></text:p>
          <text:p text:style-name="P110"><text:a xlink:type="simple" xlink:href="#__RefHeading___Toc2469_3851815450" text:style-name="Index_20_Link" text:visited-style-name="Index_20_Link"><text:span text:style-name="T36">numpy<text:tab/>12</text:span></text:a></text:p>
          <text:p text:style-name="P110"><text:a xlink:type="simple" xlink:href="#__RefHeading___Toc2471_3851815450" text:style-name="Index_20_Link" text:visited-style-name="Index_20_Link"><text:span text:style-name="T36">numpy.linalg<text:tab/>12</text:span></text:a></text:p>
          <text:p text:style-name="P110"><text:a xlink:type="simple" xlink:href="#__RefHeading___Toc2473_3851815450" text:style-name="Index_20_Link" text:visited-style-name="Index_20_Link"><text:span text:style-name="T36">sympy<text:tab/>12</text:span></text:a></text:p>
          <text:p text:style-name="P110"><text:a xlink:type="simple" xlink:href="#__RefHeading___Toc2475_3851815450" text:style-name="Index_20_Link" text:visited-style-name="Index_20_Link"><text:span text:style-name="T36">sympy.solvers.solveset<text:tab/>12</text:span></text:a></text:p>
          <text:p text:style-name="P110"><text:a xlink:type="simple" xlink:href="#__RefHeading___Toc2477_3851815450" text:style-name="Index_20_Link" text:visited-style-name="Index_20_Link"><text:span text:style-name="T36">set<text:tab/>13</text:span></text:a></text:p>
          <text:p text:style-name="P110"><text:a xlink:type="simple" xlink:href="#__RefHeading___Toc2479_3851815450" text:style-name="Index_20_Link" text:visited-style-name="Index_20_Link"><text:span text:style-name="T36">dictionary<text:tab/>14</text:span></text:a></text:p>
          <text:p text:style-name="P110"><text:a xlink:type="simple" xlink:href="#__RefHeading___Toc2481_3851815450" text:style-name="Index_20_Link" text:visited-style-name="Index_20_Link"><text:span text:style-name="T36">string<text:tab/>15</text:span></text:a></text:p>
          <text:p text:style-name="P110"><text:a xlink:type="simple" xlink:href="#__RefHeading___Toc2483_3851815450" text:style-name="Index_20_Link" text:visited-style-name="Index_20_Link"><text:span text:style-name="T36">list<text:tab/>18</text:span></text:a></text:p>
          <text:p text:style-name="P110"><text:a xlink:type="simple" xlink:href="#__RefHeading___Toc2485_3851815450" text:style-name="Index_20_Link" text:visited-style-name="Index_20_Link"><text:span text:style-name="T36">bytes<text:tab/>19</text:span></text:a></text:p>
          <text:p text:style-name="P110"><text:a xlink:type="simple" xlink:href="#__RefHeading___Toc2487_3851815450" text:style-name="Index_20_Link" text:visited-style-name="Index_20_Link"><text:span text:style-name="T36">bytearray<text:tab/>19</text:span></text:a></text:p>
          <text:p text:style-name="P110"><text:a xlink:type="simple" xlink:href="#__RefHeading___Toc2489_3851815450" text:style-name="Index_20_Link" text:visited-style-name="Index_20_Link"><text:span text:style-name="T36">memoryview<text:tab/>19</text:span></text:a></text:p>
        </text:index-body>
      </text:table-of-content>
      <text:h text:style-name="P113" text:outline-level="1"/>
      <text:h text:style-name="P114" text:outline-level="1"><text:bookmark-start text:name="__RefHeading___Toc2427_3851815450"/><text:span text:style-name="T148">b</text:span>uiltins:<text:bookmark-end text:name="__RefHeading___Toc2427_3851815450"/></text:h>
      <text:p text:style-name="P21">range(<text:span text:style-name="T92">stop</text:span>) <text:span text:style-name="T40">or</text:span><text:span text:style-name="T52"> </text:span><text:span text:style-name="T13">range(</text:span><text:span text:style-name="T92">start, stop</text:span><text:span text:style-name="T117">[</text:span><text:span text:style-name="T92">, step=1</text:span><text:span text:style-name="T117">]</text:span><text:span text:style-name="T13">)</text:span></text:p>
      <text:p text:style-name="Func_20_Details"><text:tab/>The arguments to the range constructor must be integers</text:p>
      <text:p text:style-name="P81"/>
      <text:p text:style-name="P21"><text:span text:style-name="T2">zip(</text:span><text:span text:style-name="T87">*</text:span><text:span text:style-name="T92">iterables</text:span><text:span text:style-name="T2">)</text:span></text:p>
      <text:p text:style-name="Func_20_Details"><text:tab/><text:span text:style-name="T79">Make an iterator that aggregates elements from each of the iterables.</text:span></text:p>
      <text:p text:style-name="P21"/>
      <text:p text:style-name="P21"><text:span text:style-name="T4">len(</text:span><text:span text:style-name="T92">s</text:span><text:span text:style-name="T4">)</text:span></text:p>
      <text:p text:style-name="Func_20_Details"><text:tab/><text:span text:style-name="T79">Return length (number of items) of an object. </text:span></text:p>
      <text:p text:style-name="P21"/>
      <text:p text:style-name="P21">abs(<text:span text:style-name="T92">x</text:span>)</text:p>
      <text:p text:style-name="Func_20_Details"><text:tab/><text:span text:style-name="T79">Return the absolute value of a number.</text:span></text:p>
      <text:p text:style-name="P21"/>
      <text:p text:style-name="P21">sum(<text:span text:style-name="T92">iterable, /, start=0</text:span>)</text:p>
      <text:p text:style-name="Func_20_Details"><text:tab/><text:span text:style-name="T79">Sums </text:span><text:span text:style-name="T52">start</text:span><text:span text:style-name="T79"> and the items of an iterable from left to right, and returns total. </text:span></text:p>
      <text:p text:style-name="P21"/>
      <text:p text:style-name="P21">max(<text:span text:style-name="T92">iterable *</text:span><text:span text:style-name="T117">[</text:span><text:span text:style-name="T92">, key, default</text:span><text:span text:style-name="T117">]</text:span>) <text:span text:style-name="T40">or</text:span><text:span text:style-name="T79"> max(</text:span><text:span text:style-name="T92">arg1, arg2, *args</text:span><text:span text:style-name="T117">[</text:span><text:span text:style-name="T92">, key</text:span><text:span text:style-name="T117">]</text:span><text:span text:style-name="T13">)</text:span></text:p>
      <text:p text:style-name="Func_20_Details"><text:tab/>Return the largest item in an iterable or the largest of two or more arguments.</text:p>
      <text:p text:style-name="P72"/>
      <text:p text:style-name="P23"><text:span text:style-name="T79">min</text:span>(<text:span text:style-name="T92">iterable *</text:span><text:span text:style-name="T117">[</text:span><text:span text:style-name="T92">, key, default</text:span><text:span text:style-name="T117">]</text:span>) <text:span text:style-name="T40">or</text:span><text:span text:style-name="T79"> min(</text:span><text:span text:style-name="T92">arg1, arg2, *args</text:span><text:span text:style-name="T117">[</text:span><text:span text:style-name="T92">, key</text:span><text:span text:style-name="T117">]</text:span><text:span text:style-name="T13">)</text:span></text:p>
      <text:p text:style-name="Func_20_Details"><text:tab/><text:span text:style-name="T79">Return the smallest item in an iterable or the smallest of two or more arguments</text:span></text:p>
      <text:p text:style-name="P73"/>
      <text:p text:style-name="P21">isinstance(<text:span text:style-name="T93">object, classinfo</text:span>)</text:p>
      <text:p text:style-name="Func_20_Details"><text:tab/><text:span text:style-name="T80">Return True if the </text:span><text:span text:style-name="T53">object</text:span><text:span text:style-name="T14"> argument is an instance of the </text:span><text:span text:style-name="T53">classinfo</text:span><text:span text:style-name="T14"> argument.</text:span></text:p>
      <text:p text:style-name="P21"/>
      <text:p text:style-name="P47">issubclass(<text:span text:style-name="T86">class, classinfo</text:span><text:span text:style-name="T10">)</text:span></text:p>
      <text:p text:style-name="Func_20_Details"><text:tab/><text:span text:style-name="T80">Return True if </text:span><text:span text:style-name="T53">class</text:span><text:span text:style-name="T80"> is a subclass of </text:span><text:span text:style-name="T53">classinfo</text:span><text:span text:style-name="T14">. A class is considered a subclass of itself. </text:span></text:p>
      <text:p text:style-name="P74"/>
      <text:p text:style-name="P21"><text:span text:style-name="T2">dir(</text:span><text:span text:style-name="T118">[</text:span><text:span text:style-name="T93">object</text:span><text:span text:style-name="T118">]</text:span><text:span text:style-name="T2">)</text:span></text:p>
      <text:p text:style-name="Func_20_Details"><text:tab/><text:span text:style-name="T80">Without an argument, return the list of names in the current local scope. With an argument, return a list of valid <text:tab/>attributes for that object. </text:span></text:p>
      <text:p text:style-name="P21"/>
      <text:p text:style-name="P21"><text:span text:style-name="T2">all(</text:span><text:span text:style-name="T93">iterable</text:span><text:span text:style-name="T2">)</text:span></text:p>
      <text:p text:style-name="Func_20_Details"><text:tab/><text:span text:style-name="T80">Return True if all elements of the iterable are True (or the iterable is empty). </text:span></text:p>
      <text:p text:style-name="P21"/>
      <text:p text:style-name="P21"><text:span text:style-name="T2">any(</text:span><text:span text:style-name="T93">iterable</text:span><text:span text:style-name="T2">)</text:span></text:p>
      <text:p text:style-name="Func_20_Details"><text:tab/><text:span text:style-name="T80">Return True if any of the elements in iterable is True. If the iterable is empty, return False. </text:span></text:p>
      <text:p text:style-name="P21"/>
      <text:p text:style-name="P21"><text:span text:style-name="T3">ord(</text:span><text:span text:style-name="T93">c</text:span><text:span text:style-name="T3">)</text:span></text:p>
      <text:p text:style-name="P8"><text:tab/><text:span text:style-name="T80">Return integer representing Unicode of chararacter </text:span><text:span text:style-name="T53">c</text:span><text:span text:style-name="T14">.</text:span></text:p>
      <text:p text:style-name="P21"/>
      <text:p text:style-name="P47">chr(<text:span text:style-name="T86">i</text:span><text:span text:style-name="T10">)</text:span></text:p>
      <text:p text:style-name="Func_20_Details"><text:tab/><text:span text:style-name="T80">Return the string representing character whose Unicode is integer </text:span><text:span text:style-name="T53">i</text:span><text:span text:style-name="T14">.</text:span></text:p>
      <text:p text:style-name="P74"/>
      <text:p text:style-name="P21"><text:span text:style-name="T3">id(</text:span><text:span text:style-name="T94">object</text:span><text:span text:style-name="T3">)</text:span></text:p>
      <text:p text:style-name="Func_20_Details"><text:tab/><text:span text:style-name="T81">Return identity of </text:span><text:span text:style-name="T54">object</text:span><text:span text:style-name="T81">; integer which is unique and constant for the lifetime of the object. </text:span></text:p>
      <text:p text:style-name="P21"/>
      <text:p text:style-name="P21"><text:span text:style-name="T3">type(</text:span><text:span text:style-name="T94">object</text:span><text:span text:style-name="T3">) </text:span><text:span text:style-name="T41">or</text:span><text:span text:style-name="T15"> type(</text:span><text:span text:style-name="T94">name, bases, dict</text:span><text:span text:style-name="T15">)</text:span></text:p>
      <text:p text:style-name="Func_20_Details"><text:tab/><text:span text:style-name="T81">With one argument, return the </text:span><text:span text:style-name="T15">type of </text:span><text:span text:style-name="T54">object</text:span><text:span text:style-name="T15">. With three arguments, return a new type object. </text:span></text:p>
      <text:p text:style-name="P75"/>
      <text:p text:style-name="P21"><text:span text:style-name="T4">bin(</text:span><text:span text:style-name="T94">x</text:span><text:span text:style-name="T4">)</text:span></text:p>
      <text:p text:style-name="Func_20_Details"><text:tab/><text:span text:style-name="T81">Convert an integer to a binary string prefixed with “</text:span><text:span text:style-name="T54">0b”</text:span><text:span text:style-name="T15">. </text:span></text:p>
      <text:p text:style-name="P21"/>
      <text:p text:style-name="P21"><text:span text:style-name="T4">hex(</text:span><text:span text:style-name="T94">x</text:span><text:span text:style-name="T4">)</text:span></text:p>
      <text:p text:style-name="Func_20_Details"><text:tab/><text:span text:style-name="T81">Convert an integer to a hex string prefixed with </text:span><text:span text:style-name="T54">“0x”</text:span><text:span text:style-name="T15">.</text:span></text:p>
      <text:p text:style-name="P21"/>
      <text:p text:style-name="P21"/>
      <text:p text:style-name="P21"><text:soft-page-break/><text:span text:style-name="T4">enumerate(</text:span><text:span text:style-name="T94">iterable, start=0</text:span><text:span text:style-name="T4">) </text:span></text:p>
      <text:p text:style-name="Func_20_Details"><text:tab/><text:span text:style-name="T81">Return a enumerate object. Yields a tuple containing a count, and the next value of the iterable. </text:span></text:p>
      <text:p text:style-name="P21"/>
      <text:p text:style-name="P48">eval(<text:span text:style-name="T86">expression</text:span><text:span text:style-name="T116">[</text:span><text:span text:style-name="T86">, globals</text:span><text:span text:style-name="T116">[</text:span><text:span text:style-name="T86">, locals</text:span><text:span text:style-name="T116">]]</text:span><text:span text:style-name="T10">)</text:span></text:p>
      <text:p text:style-name="Func_20_Details"><text:tab/>The expression argument is parsed and evaluated as a Python expression (technically speaking, a condition list) <text:tab/>using the globals and locals dictionaries as global and local namespace.</text:p>
      <text:p text:style-name="P76"/>
      <text:p text:style-name="P21"><text:span text:style-name="T4">sorted(</text:span><text:span text:style-name="T94">iterable, *, key=None, reverse=False</text:span><text:span text:style-name="T4">)</text:span></text:p>
      <text:p text:style-name="Func_20_Details"><text:tab/><text:span text:style-name="T81">Return a new sorted list from the items in </text:span><text:span text:style-name="T54">iterable</text:span><text:span text:style-name="T15">. </text:span><text:span text:style-name="T54">key</text:span><text:span text:style-name="T15"> specifies a function of one argument that extracts the <text:tab/>comparison key for each element. </text:span></text:p>
      <text:p text:style-name="P21"/>
      <text:p text:style-name="P34">del</text:p>
      <text:p text:style-name="Func_20_Details"><text:tab/>Deletion of a name removes the binding of that name from the local or global namespace. </text:p>
      <text:p text:style-name="P21"/>
      <text:p text:style-name="P21"><text:span text:style-name="T4">next(</text:span><text:span text:style-name="T101">iterator</text:span><text:span text:style-name="T120">[</text:span><text:span text:style-name="T101">, default</text:span><text:span text:style-name="T120">]</text:span><text:span text:style-name="T4">)</text:span></text:p>
      <text:p text:style-name="Func_20_Details"><text:tab/><text:span text:style-name="T79">Retrieve the next item from the iterator by calling its </text:span><text:span text:style-name="T52">__next__()</text:span><text:span text:style-name="T13"> method. If </text:span><text:span text:style-name="T52">default</text:span><text:span text:style-name="T13"> is given, it is returned if the <text:tab/>iterator is exhausted, otherwise StopIteration is raised. </text:span></text:p>
      <text:p text:style-name="P21"/>
      <text:p text:style-name="P46">map(<text:span text:style-name="T86">function, iterable, ...</text:span><text:span text:style-name="T10">)</text:span></text:p>
      <text:p text:style-name="Func_20_Details"><text:tab/>Return an iterator that applies function to every item of iterable, yielding the results. If additional iterable <text:tab/>arguments are passed, function must take that many arguments and is applied to the items from all iterables in <text:tab/>parallel. With multiple iterables, the iterator stops when the shortest iterable is exhausted.</text:p>
      <text:p text:style-name="P73"/>
      <text:p text:style-name="P21"><text:span text:style-name="T4">iter(</text:span><text:span text:style-name="T93">object</text:span><text:span text:style-name="T118">[</text:span><text:span text:style-name="T93">, sentinel</text:span><text:span text:style-name="T118">]</text:span><text:span text:style-name="T4">)</text:span></text:p>
      <text:p text:style-name="P8"><text:tab/><text:span text:style-name="T80">Returns an iterator object. Without the second argument, </text:span><text:span text:style-name="T53">object</text:span><text:span text:style-name="T14"> must be a collection object which supports <text:tab/>iteration. If the</text:span><text:span text:style-name="T53"> sentinel</text:span><text:span text:style-name="T14"> argument is given, the object must be callable; the created iterator will call object with <text:tab/>no arguments until value returned is equal to</text:span><text:span text:style-name="T53"> sentinel</text:span><text:span text:style-name="T14">. </text:span><text:span text:style-name="T53"><text:s/></text:span></text:p>
      <text:p text:style-name="P96"/>
      <text:p text:style-name="P96">setattr(<text:span text:style-name="T86">object, name, value</text:span><text:span text:style-name="T10">)</text:span></text:p>
      <text:p text:style-name="Func_20_Details"><text:tab/><text:span text:style-name="T82">Assign </text:span><text:span text:style-name="T55">value</text:span><text:span text:style-name="T16"> to the attribute </text:span><text:span text:style-name="T55">name</text:span><text:span text:style-name="T16">, provided the object allows it. setattr(x, 'foobar', 123) is equivalent to <text:tab/>x.foobar = 123</text:span></text:p>
      <text:p text:style-name="P96"/>
      <text:p text:style-name="P96"><text:span text:style-name="T10">getattr(</text:span><text:span text:style-name="T86">object, name</text:span><text:span text:style-name="T116">[</text:span><text:span text:style-name="T86">, default</text:span><text:span text:style-name="T116">]</text:span><text:span text:style-name="T10">)</text:span></text:p>
      <text:p text:style-name="Func_20_Details"><text:tab/><text:span text:style-name="T82">Return the value of the named attribute of the object. getattr(x, 'foobar') is equivalent to x.foobar</text:span></text:p>
      <text:p text:style-name="P100"/>
      <text:p text:style-name="P101"><text:span text:style-name="T10">delattr(</text:span><text:span text:style-name="T86">object, name</text:span><text:span text:style-name="T10">)</text:span></text:p>
      <text:p text:style-name="Func_20_Details"><text:tab/>del attr(x, 'foobar') is equivalent to del x.foobar</text:p>
      <text:p text:style-name="P100"/>
      <text:p text:style-name="P101"><text:span text:style-name="T10">hasattr(</text:span><text:span text:style-name="T86">object, name</text:span><text:span text:style-name="T10">)</text:span></text:p>
      <text:p text:style-name="Func_20_Details"><text:tab/><text:span text:style-name="T82">True if </text:span><text:span text:style-name="T55">name</text:span><text:span text:style-name="T16"> is the string of the name of one of the objects attributes, False if not. </text:span></text:p>
      <text:p text:style-name="P99"/>
      <text:p text:style-name="P97"><text:span text:style-name="T10">reversed(</text:span><text:span text:style-name="T86">seq</text:span><text:span text:style-name="T10">)</text:span></text:p>
      <text:p text:style-name="Func_20_Details"><text:tab/><text:span text:style-name="T82">Return a reverse iterator. </text:span></text:p>
      <text:p text:style-name="P98"/>
      <text:p text:style-name="P98">round(<text:span text:style-name="T86">number</text:span><text:span text:style-name="T84">[</text:span><text:span text:style-name="T86">, ndigits</text:span><text:span text:style-name="T84">]</text:span>)</text:p>
      <text:p text:style-name="Func_20_Details"><text:tab/>Return number rounded to ndigits precision after the decimal point. If ndigits is omitted or is None, it returns <text:tab/>the nearest integer to its input.</text:p>
      <text:p text:style-name="P98"/>
      <text:p text:style-name="P99">callable(<text:span text:style-name="T86">object</text:span>)</text:p>
      <text:p text:style-name="Func_20_Details"><text:tab/><text:span text:style-name="T82">Return True if the </text:span><text:span text:style-name="T55">object</text:span><text:span text:style-name="T16"> appears callable, False if not. </text:span></text:p>
      <text:p text:style-name="P99"/>
      <text:p text:style-name="P99">complex(<text:span text:style-name="T84">[</text:span><text:span text:style-name="T86">real</text:span><text:span text:style-name="T84">[, </text:span><text:span text:style-name="T86">imag</text:span><text:span text:style-name="T84">]]</text:span>)</text:p>
      <text:p text:style-name="Func_20_Details"><text:tab/><text:span text:style-name="T82">Returns a complex number with the value </text:span><text:span text:style-name="T55">real</text:span><text:span text:style-name="T16"> + </text:span><text:span text:style-name="T55">imag</text:span><text:span text:style-name="T16"> * j, or convert a string or number to a complex number.</text:span></text:p>
      <text:p text:style-name="P98"/>
      <text:p text:style-name="P99">breakpoint(<text:span text:style-name="T86">*args, **kws</text:span>)</text:p>
      <text:p text:style-name="Func_20_Details"><text:tab/>This function drops you into the debugger at the call site.</text:p>
      <text:p text:style-name="P100"/>
      <text:p text:style-name="P20"/>
      <text:p text:style-name="P102"><text:soft-page-break/>filter(<text:span text:style-name="T86">function, iterable</text:span><text:span text:style-name="T10">)</text:span></text:p>
      <text:p text:style-name="P9"><text:tab/><text:span text:style-name="T83">Construct an iterator from those elements of </text:span><text:span text:style-name="T56">iterable</text:span><text:span text:style-name="T17"> for which </text:span><text:span text:style-name="T56">function</text:span><text:span text:style-name="T17"> returns True. </text:span></text:p>
      <text:p text:style-name="P7"/>
      <text:p text:style-name="P7"/>
      <text:h text:style-name="Heading_20_1" text:outline-level="1"><text:bookmark-start text:name="__RefHeading___Toc2429_3851815450"/>os:<text:bookmark-end text:name="__RefHeading___Toc2429_3851815450"/></text:h>
      <text:p text:style-name="P26">name</text:p>
      <text:p text:style-name="P26"/>
      <text:p text:style-name="P26">environ</text:p>
      <text:p text:style-name="P26"/>
      <text:p text:style-name="P26"><text:span text:style-name="T3">system(</text:span><text:span text:style-name="T102">command</text:span><text:span text:style-name="T3">)</text:span></text:p>
      <text:p text:style-name="Func_20_Details"><text:tab/><text:span text:style-name="T129">Execute string </text:span><text:span text:style-name="T57">command</text:span><text:span text:style-name="T18"> in a subshell. Implemented by calling C function system(). On Unix, returns the exit <text:tab/>status of the process in the format for wait(). On Windows, return the value returned by system shell. </text:span></text:p>
      <text:p text:style-name="P26"/>
      <text:p text:style-name="P49">replace(<text:span text:style-name="T103">src, dst, *, src_dir_fd=None, dst_dir_fd=None</text:span>)</text:p>
      <text:p text:style-name="Func_20_Details"><text:tab/><text:span text:style-name="T130">Rename the file or directory </text:span><text:span text:style-name="T58">src </text:span><text:span text:style-name="T19">to </text:span><text:span text:style-name="T58">dst</text:span><text:span text:style-name="T19">. Raises error if </text:span><text:span text:style-name="T58">dst</text:span><text:span text:style-name="T19"> is a directory, if it is a file, said file is replaced. </text:span></text:p>
      <text:p text:style-name="P26"/>
      <text:p text:style-name="P49">scandir(<text:span text:style-name="T103">path=’.’</text:span>)</text:p>
      <text:p text:style-name="Func_20_Details"><text:tab/><text:span text:style-name="T129">Returns an iterator corresponding to the entries in the directory given by </text:span><text:span text:style-name="T57">path</text:span><text:span text:style-name="T18">. In arbitrary order, and does not <text:tab/>include </text:span><text:span text:style-name="T57">‘.’</text:span><text:span text:style-name="T18"> or </text:span><text:span text:style-name="T57">‘..’</text:span><text:span text:style-name="T18">. </text:span></text:p>
      <text:p text:style-name="P26"/>
      <text:p text:style-name="P26">listdir(<text:span text:style-name="T104">path=’.’</text:span>)</text:p>
      <text:p text:style-name="Func_20_Details"><text:tab/><text:span text:style-name="T129">Returns a list containing the names of the entries in the directory given by </text:span><text:span text:style-name="T57">path</text:span><text:span text:style-name="T18">. List is in arbitrary order, and <text:tab/>does not include </text:span><text:span text:style-name="T57">‘.’ or ‘..’</text:span><text:span text:style-name="T18">. </text:span></text:p>
      <text:p text:style-name="P26"/>
      <text:p text:style-name="P26">walk(<text:span text:style-name="T104">top, topdown=True, onerror=None, followlinks=False</text:span>)</text:p>
      <text:p text:style-name="Func_20_Details"><text:tab/><text:span text:style-name="T129">Generate the file names in a directory tree by wakling the tree, either top-down or bottom-up. For each <text:tab/>directory in the tree rooted at directory </text:span><text:span text:style-name="T57">top</text:span><text:span text:style-name="T18">, yields a 3-tuple, (dirpath, dirnames, filenames). </text:span></text:p>
      <text:p text:style-name="P26"/>
      <text:p text:style-name="P26"><text:span text:style-name="T3">stat(</text:span><text:span text:style-name="T104">path, *, dir_fd=None, follow_symlinks=True</text:span><text:span text:style-name="T3">)</text:span></text:p>
      <text:p text:style-name="Func_20_Details"><text:tab/><text:span text:style-name="T129">Get the status of a file or file descriptor – performs equivalent of a stat() system call on given </text:span><text:span text:style-name="T57">path</text:span><text:span text:style-name="T129">. </text:span></text:p>
      <text:p text:style-name="P26"/>
      <text:p text:style-name="P83">remove(<text:span text:style-name="T103">path, *, dir_fd=None</text:span>)</text:p>
      <text:p text:style-name="Func_20_Details"><text:tab/><text:span text:style-name="T129">Remove (delete) the file </text:span><text:span text:style-name="T57">path</text:span><text:span text:style-name="T18">. Raises </text:span><text:span text:style-name="T57">IsADirectoryError</text:span><text:span text:style-name="T18"> if </text:span><text:span text:style-name="T57">path</text:span><text:span text:style-name="T18"> is a directory. </text:span></text:p>
      <text:p text:style-name="P83"/>
      <text:p text:style-name="P83">rmdir(<text:span text:style-name="T103">path, *, dir_fd=None</text:span>)</text:p>
      <text:p text:style-name="Func_20_Details"><text:tab/><text:span text:style-name="T129">Remove (delete) the directory </text:span><text:span text:style-name="T57">path</text:span><text:span text:style-name="T18">. </text:span></text:p>
      <text:p text:style-name="P83"/>
      <text:p text:style-name="P84">readlink(<text:span text:style-name="T103">path, *, dir_fd=None</text:span>)</text:p>
      <text:p text:style-name="Func_20_Details"><text:tab/><text:span text:style-name="T130">Return a string representing the path to which the symbolic link points. </text:span></text:p>
      <text:p text:style-name="P84"/>
      <text:p text:style-name="P84">link(<text:span text:style-name="T103">src, dst, *, src_dir_fd=None, dst_dir_fd=None, follow_symlinks=True</text:span>)</text:p>
      <text:p text:style-name="Func_20_Details"><text:tab/><text:span text:style-name="T130">Create a hard link pointing to </text:span><text:span text:style-name="T58">src</text:span><text:span text:style-name="T19"> named </text:span><text:span text:style-name="T58">dst</text:span><text:span text:style-name="T19">. </text:span></text:p>
      <text:p text:style-name="P84"/>
      <text:p text:style-name="P84">symlink(<text:span text:style-name="T103">src, dst, target_is_directory=False, *, dir_fd=None</text:span>)</text:p>
      <text:p text:style-name="Func_20_Details"><text:tab/><text:span text:style-name="T130">Create a symbolic link pointing to </text:span><text:span text:style-name="T58">src</text:span><text:span text:style-name="T19"> named </text:span><text:span text:style-name="T58">dst</text:span><text:span text:style-name="T19">. </text:span></text:p>
      <text:p text:style-name="P84"/>
      <text:p text:style-name="P84">chown(<text:span text:style-name="T103">path, uid, gid, *, dir_fd=None, follow_symlinks=True</text:span>)</text:p>
      <text:p text:style-name="Func_20_Details"><text:tab/><text:span text:style-name="T130">Change the owner and group id of path to the numeric </text:span><text:span text:style-name="T58">uid</text:span><text:span text:style-name="T19"> </text:span><text:span text:style-name="T130">and </text:span><text:span text:style-name="T58">gid. </text:span><text:span text:style-name="T19">Leave unchanged for -1. </text:span></text:p>
      <text:p text:style-name="P84"/>
      <text:p text:style-name="P84">chmod(<text:span text:style-name="T103">path, mode, *, dir_fd=None, follow_symlinks=True</text:span>)</text:p>
      <text:p text:style-name="Func_20_Details"><text:tab/><text:span text:style-name="T130">Change the mode of </text:span><text:span text:style-name="T58">path</text:span><text:span text:style-name="T19"> to the numeric </text:span><text:span text:style-name="T58">mode</text:span><text:span text:style-name="T19">. </text:span></text:p>
      <text:p text:style-name="P84"/>
      <text:p text:style-name="P84">chroot(<text:span text:style-name="T103">path</text:span>)</text:p>
      <text:p text:style-name="Func_20_Details"><text:tab/><text:span text:style-name="T130">Change the root directory of the current process to </text:span><text:span text:style-name="T58">path</text:span><text:span text:style-name="T19">. </text:span></text:p>
      <text:p text:style-name="P84"/>
      <text:p text:style-name="P84">sync()</text:p>
      <text:p text:style-name="Func_20_Details"><text:tab/><text:span text:style-name="T130">Force write of everything to disk. </text:span></text:p>
      <text:h text:style-name="P114" text:outline-level="1"><text:bookmark-start text:name="__RefHeading___Toc2431_3851815450"/>os.path:<text:bookmark-end text:name="__RefHeading___Toc2431_3851815450"/></text:h>
      <text:p text:style-name="code"><text:span text:style-name="T2">realpath(</text:span><text:span text:style-name="T95">path</text:span><text:span text:style-name="T2">)</text:span></text:p>
      <text:p text:style-name="Func_20_Details"><text:tab/><text:span text:style-name="T5">Return the canonical path of the specified filename, eliminating any symbolic links in the path.</text:span></text:p>
      <text:p text:style-name="P30"/>
      <text:p text:style-name="P30"><text:span text:style-name="T2">abspath(</text:span><text:span text:style-name="T95">path</text:span><text:span text:style-name="T2">)</text:span></text:p>
      <text:p text:style-name="Func_20_Details"><text:span text:style-name="T6"><text:tab/>Return a normalized absolutized version of the pathname </text:span><text:span text:style-name="Emphasis"><text:span text:style-name="T9">path</text:span></text:span><text:span text:style-name="T6">.</text:span></text:p>
      <text:p text:style-name="P30"/>
      <text:p text:style-name="code">isfile(<text:span text:style-name="T96">path</text:span>)</text:p>
      <text:p text:style-name="P2"><text:tab/>Return True if path is an existing regular file. This follows symbolic links, so both islink() and isfile() can be <text:tab/>true for the same path.<text:tab/><text:tab/></text:p>
      <text:p text:style-name="P30"/>
      <text:p text:style-name="P26"><text:span text:style-name="T5">i</text:span>sdir(<text:span text:style-name="T95">path</text:span>)</text:p>
      <text:p text:style-name="P13"><text:tab/>Return True if path is an existing directory. This follows symbolic links, so both islink() and isdir() can be true <text:tab/>for the same path.</text:p>
      <text:p text:style-name="Func_20_Details"/>
      <text:p text:style-name="P30">spitext<text:span text:style-name="T1">(</text:span><text:span text:style-name="T96">path</text:span><text:span text:style-name="T1">)</text:span></text:p>
      <text:p text:style-name="Func_20_Details"><text:span text:style-name="T6"><text:tab/>Split the pathname </text:span><text:span text:style-name="Emphasis"><text:span text:style-name="T9">path</text:span></text:span><text:span text:style-name="T8"> </text:span><text:span text:style-name="T6">into a pair </text:span><text:span text:style-name="Source_20_Text"><text:span text:style-name="T7">(root, ext)</text:span></text:span><text:span text:style-name="T8"> </text:span><text:span text:style-name="T6">such that </text:span><text:span text:style-name="Source_20_Text"><text:span text:style-name="T7">root + ext == path</text:span></text:span><text:span text:style-name="T6">, and </text:span><text:span text:style-name="Emphasis"><text:span text:style-name="T9">ext</text:span></text:span><text:span text:style-name="T8"> </text:span><text:span text:style-name="T6">is empty or begins with a <text:tab/>period and contains at most one period.</text:span></text:p>
      <text:p text:style-name="P1"/>
      <text:p text:style-name="P30"><text:span text:style-name="T2">getmtime(</text:span><text:span text:style-name="T96">path</text:span><text:span text:style-name="T2">)</text:span></text:p>
      <text:p text:style-name="Func_20_Details"><text:tab/>Return the time of last modification of path. The return value is a floating point number giving the number of <text:tab/>seconds since the epoch (see the time module). Raise OSError if the file does not exist or is inaccessible.</text:p>
      <text:p text:style-name="Func_20_Details"/>
      <text:p text:style-name="P30"><text:span text:style-name="T2">getctime(</text:span><text:span text:style-name="T96">path</text:span><text:span text:style-name="T2">)</text:span></text:p>
      <text:p text:style-name="Func_20_Details"><text:tab/>Return the system’s ctime which, on some systems (like Unix) is the time of the last metadata change, and, on <text:tab/>others (like Windows), is the creation time for path. The return value is a number giving the number of seconds <text:tab/>since the epoch</text:p>
      <text:p text:style-name="Func_20_Details"/>
      <text:p text:style-name="P30"><text:span text:style-name="T3">dirname(</text:span><text:span text:style-name="T96">path</text:span><text:span text:style-name="T3">)</text:span></text:p>
      <text:p text:style-name="Func_20_Details"><text:tab/>Return the directory name of pathname path.</text:p>
      <text:p text:style-name="Func_20_Details"/>
      <text:p text:style-name="P30"><text:span text:style-name="T3">basename(</text:span><text:span text:style-name="T96">path</text:span><text:span text:style-name="T3">)</text:span></text:p>
      <text:p text:style-name="Func_20_Details"><text:tab/>Return the base name of pathname path. </text:p>
      <text:p text:style-name="P30"/>
      <text:p text:style-name="P30"><text:span text:style-name="T46">get</text:span><text:span text:style-name="T3">size(</text:span><text:span text:style-name="T96">path</text:span><text:span text:style-name="T3">)</text:span></text:p>
      <text:p text:style-name="Func_20_Details"><text:tab/>Return the size, in bytes, of path.</text:p>
      <text:p text:style-name="P30"/>
      <text:p text:style-name="P30"><text:span text:style-name="T4">expanduser(</text:span><text:span text:style-name="T96">path</text:span><text:span text:style-name="T4">)</text:span></text:p>
      <text:p text:style-name="Func_20_Details"><text:tab/>On Unix and Windows, return the argument with an initial component of ~ or ~user replaced by that user’s <text:tab/>home directory.</text:p>
      <text:p text:style-name="P30"><text:tab/></text:p>
      <text:p text:style-name="P63"/>
      <text:h text:style-name="P114" text:outline-level="1"><text:bookmark-start text:name="__RefHeading___Toc2433_3851815450"/>sys<text:bookmark-end text:name="__RefHeading___Toc2433_3851815450"/></text:h>
      <text:p text:style-name="P26">argv</text:p>
      <text:p text:style-name="Func_20_Details"><text:tab/><text:span text:style-name="T74">The list of arguments passed to a python script. </text:span><text:span text:style-name="T49">argv[0]</text:span><text:span text:style-name="T11"> is the script name. </text:span><text:tab/></text:p>
      <text:p text:style-name="Func_20_Details"/>
      <text:p text:style-name="P26">getsizeof(<text:span text:style-name="T96">object</text:span><text:span text:style-name="T119">[</text:span><text:span text:style-name="T96">, default</text:span><text:span text:style-name="T119">]</text:span>)</text:p>
      <text:p text:style-name="Func_20_Details"><text:tab/>Return the size of an object in bytes. The object can be any type of object. All built-in objects will return <text:tab/>correct results, but this does not have to hold true for third-party extensions as it is implementation specific.</text:p>
      <text:p text:style-name="P26"/>
      <text:p text:style-name="P26">getrecursionlimit()</text:p>
      <text:p text:style-name="P2"><text:tab/>Return the current value of the recursion limit, the maximum depth of the Python interpreter stack. </text:p>
      <text:p text:style-name="P26"/>
      <text:p text:style-name="P42">setrecursionlimit(<text:span text:style-name="T86">limit</text:span>)</text:p>
      <text:p text:style-name="Func_20_Details"><text:tab/><text:span text:style-name="T46">Set the maximum depth of the Python interpreter stack to </text:span><text:span text:style-name="T48">limit</text:span><text:span text:style-name="T46">. </text:span></text:p>
      <text:p text:style-name="Func_20_Details"/>
      <text:p text:style-name="P35">float_info</text:p>
      <text:p text:style-name="Func_20_Details"><text:tab/><text:span text:style-name="T74">A named tuple holding information about the float type. </text:span></text:p>
      <text:p text:style-name="P26"/>
      <text:p text:style-name="P38">path</text:p>
      <text:p text:style-name="Func_20_Details"><text:tab/>A list of strings that specifies the search path for modules. Initialized from the environment variable <text:tab/>PYTHONPATH, plus an installation-dependent default.</text:p>
      <text:p text:style-name="P26"/>
      <text:p text:style-name="P64"/>
      <text:h text:style-name="P114" text:outline-level="1"><text:bookmark-start text:name="__RefHeading___Toc2435_3851815450"/>re<text:bookmark-end text:name="__RefHeading___Toc2435_3851815450"/></text:h>
      <text:p text:style-name="P37">findall(<text:span text:style-name="T89">pattern, string, flags=0</text:span>)</text:p>
      <text:p text:style-name="Func_20_Details"><text:tab/>Return all non-overlapping matches of pattern in string, as a list of strings. The string is scanned left-to-right, <text:tab/>and matches are returned in the order found. If one or more groups are present in the pattern, return a list of <text:tab/>groups; this will be a list of tuples if the pattern has more than one group. Empty matches are included in the <text:tab/>result.</text:p>
      <text:p text:style-name="P43"/>
      <text:p text:style-name="P43">finditer(<text:span text:style-name="T86">pattern, string, flags=0</text:span>)</text:p>
      <text:p text:style-name="Func_20_Details"><text:tab/>Return an iterator yielding match objects over all non-overlapping matches for the RE pattern in string. The <text:tab/>string is scanned left-to-right, and matches are returned in the order found. Empty matches are included in the <text:tab/>result.</text:p>
      <text:p text:style-name="P30"/>
      <text:p text:style-name="P44">match(<text:span text:style-name="T86">pattern, string, flags=0</text:span>)</text:p>
      <text:p text:style-name="Func_20_Details"><text:tab/>If zero or more characters at the beginning of string match the regular expression pattern, return a <text:tab/>corresponding match object. Return None if the string does not match the pattern; note that this is different <text:tab/>from a zero-length match.</text:p>
      <text:p text:style-name="P44"/>
      <text:p text:style-name="P44">search(<text:span text:style-name="T86">pattern, string, flags=0</text:span>)</text:p>
      <text:p text:style-name="Func_20_Details"><text:tab/>Scan through string looking for the first location where the regular expression pattern produces a match, and <text:tab/>return a corresponding match object. Return None if no position in the string matches the pattern; note that this <text:tab/>is different from finding a zero-length match at some point in the string.</text:p>
      <text:p text:style-name="P44"/>
      <text:p text:style-name="P30">sub(<text:span text:style-name="T86">pattern, repl, string, count=0, flags=0</text:span>)</text:p>
      <text:p text:style-name="P3"><text:tab/>Return the string obtained by replacing the leftmost non-overlapping occurrences of pattern in string by the <text:tab/>replacement <text:span text:style-name="T47">repl</text:span>. If the pattern isn’t found, string is returned unchanged. <text:span text:style-name="T47">repl</text:span> can be a string or a function; if it <text:tab/>is a string, any backslash escapes in it are processed. Backreferences, such as <text:span text:style-name="T47">\6</text:span>, are replaced with the <text:tab/>substring matched by group 6 in the pattern.</text:p>
      <text:p text:style-name="P30"/>
      <text:p text:style-name="P44">split(<text:span text:style-name="T86">pattern, string, maxsplit=0, flags=0</text:span>)</text:p>
      <text:p text:style-name="Func_20_Details"><text:tab/>Split string by the occurrences of pattern. If capturing parentheses are used in pattern, then the text of all <text:tab/>groups in the pattern are also returned as part of the resulting list. If maxsplit is nonzero, at most maxsplit splits <text:tab/>occur, and the remainder of the string is returned as the final element of the list.</text:p>
      <text:p text:style-name="P30"/>
      <text:p text:style-name="P71">Match Object</text:p>
      <text:p text:style-name="P69">group(<text:span text:style-name="T86">[group1, ...]</text:span>)</text:p>
      <text:p text:style-name="Func_20_Details"><text:tab/>Returns one or more subgroups of the match. If there is a single argument, the result is a single string; if there <text:tab/>are multiple arguments, the result is a tuple with one item per argument. Without arguments, group1 defaults to <text:tab/>zero (the whole match is returned). If a groupN argument is zero, the corresponding return value is the entire <text:tab/>matching string; if it is in the inclusive range [1..99], it is the string matching the corresponding parenthesized <text:tab/>group.</text:p>
      <text:p text:style-name="P69"/>
      <text:p text:style-name="P69">groups(<text:span text:style-name="T86">default=None</text:span>)</text:p>
      <text:p text:style-name="Func_20_Details"><text:tab/>Return a tuple containing all the subgroups of the match, from 1 up to however many groups are in the pattern. <text:tab/>The default argument is used for groups that did not participate in the match; it defaults to None.</text:p>
      <text:p text:style-name="Func_20_Details"/>
      <text:p text:style-name="P69">groupdict(<text:span text:style-name="T86">default=None</text:span>)</text:p>
      <text:p text:style-name="Func_20_Details"><text:tab/>Return a dictionary containing all the named subgroups of the match, keyed by the subgroup name. The default <text:tab/>argument is used for groups that did not participate in the match; it defaults to None.</text:p>
      <text:p text:style-name="P69"/>
      <text:p text:style-name="P69">start(<text:span text:style-name="T84">[</text:span><text:span text:style-name="T86">group</text:span><text:span text:style-name="T84">]</text:span>)</text:p>
      <text:p text:style-name="P69">end(<text:span text:style-name="T84">[</text:span><text:span text:style-name="T86">group</text:span><text:span text:style-name="T84">]</text:span>)</text:p>
      <text:p text:style-name="Func_20_Details"><text:tab/>Return the indices of the start and end of the substring matched by group; group defaults to zero (meaning the <text:tab/>whole matched substring). Return -1 if group exists but did not contribute to the match.</text:p>
      <text:p text:style-name="P69"/>
      <text:p text:style-name="P69">re</text:p>
      <text:p text:style-name="Func_20_Details"><text:tab/><text:span text:style-name="T75">The regex objects whose match() or search() method produced this instance</text:span></text:p>
      <text:p text:style-name="P69"/>
      <text:p text:style-name="P69">string</text:p>
      <text:p text:style-name="Func_20_Details"><text:tab/><text:span text:style-name="T75">The string passed to match() or search()</text:span></text:p>
      <text:p text:style-name="P68"><text:soft-page-break/></text:p>
      <text:h text:style-name="Heading_20_1" text:outline-level="1"><text:bookmark-start text:name="__RefHeading___Toc2437_3851815450"/>datetime<text:bookmark-end text:name="__RefHeading___Toc2437_3851815450"/></text:h>
      <text:p text:style-name="P32">datetime(<text:span text:style-name="T86">year, month, day, hour=0, minute=0, second=0, microsecond=0, tzinfo=None, *, fold=0</text:span><text:span text:style-name="T76">)</text:span></text:p>
      <text:p text:style-name="Func_20_Details"><text:tab/>The year, month and day arguments are required. tzinfo may be None, or an instance of a tzinfo subclass.</text:p>
      <text:p text:style-name="P31"/>
      <text:p text:style-name="P30"><text:span text:style-name="T2">timedelta(</text:span><text:span text:style-name="T87">days=0, seconds=0, microseconds=0, milliseconds=0, minutes=0, hours=0, weeks=0</text:span><text:span text:style-name="T76">)</text:span></text:p>
      <text:p text:style-name="Func_20_Details"><text:tab/>All arguments are optional and default to 0. Arguments may be integers or floats, and may be positive or <text:tab/>negative.</text:p>
      <text:p text:style-name="P30"/>
      <text:p text:style-name="P30"><text:span text:style-name="T4">strftime(</text:span><text:span text:style-name="T88">format</text:span><text:span text:style-name="T4">)</text:span></text:p>
      <text:p text:style-name="Func_20_Details"><text:tab/>Return a string representing the date, controlled by an explicit format string.</text:p>
      <text:p text:style-name="Func_20_Details"/>
      <text:p text:style-name="P30"><text:span text:style-name="T4">strptime(</text:span><text:span text:style-name="T88">date_string, format</text:span><text:span text:style-name="T76">)</text:span></text:p>
      <text:p text:style-name="Func_20_Details"><text:tab/>Return a datetime corresponding to date_string, parsed according to format.</text:p>
      <text:p text:style-name="P30"/>
      <text:h text:style-name="Heading_20_1" text:outline-level="1"><text:bookmark-start text:name="__RefHeading___Toc2439_3851815450"/>math<text:bookmark-end text:name="__RefHeading___Toc2439_3851815450"/></text:h>
      <text:p text:style-name="P21">pi</text:p>
      <text:p text:style-name="P39">ceil()</text:p>
      <text:p text:style-name="P39">floor()</text:p>
      <text:p text:style-name="P21"/>
      <text:p text:style-name="P63"/>
      <text:h text:style-name="P114" text:outline-level="1"><text:bookmark-start text:name="__RefHeading___Toc2441_3851815450"/>itertools<text:bookmark-end text:name="__RefHeading___Toc2441_3851815450"/></text:h>
      <text:p text:style-name="P45">repeat(<text:span text:style-name="T86">object</text:span><text:span text:style-name="T116">[</text:span><text:span text:style-name="T86">, times</text:span><text:span text:style-name="T116">]</text:span>)</text:p>
      <text:p text:style-name="P4"><text:tab/>Make an iterator that returns object over and over again. Runs indefinitely unless the times argument is <text:tab/>specified.</text:p>
      <text:p text:style-name="P29"/>
      <text:p text:style-name="P82">cycle(<text:span text:style-name="T86">iterable</text:span><text:span text:style-name="T10">)</text:span></text:p>
      <text:p text:style-name="P4"><text:tab/>Make an iterator returning elements from the iterable and saving a copy of each. When the iterable is <text:tab/>exhausted, return elements from the saved copy. Repeats indefinitely. </text:p>
      <text:p text:style-name="P95"/>
      <text:p text:style-name="P109">count(<text:span text:style-name="T86">start=0, step=1</text:span><text:span text:style-name="T10">)</text:span></text:p>
      <text:p text:style-name="Func_20_Details"><text:tab/>Make an iterator that returns evenly spaced values starting with number start.</text:p>
      <text:p text:style-name="P5"/>
      <text:p text:style-name="P26">zip_longest(<text:span text:style-name="T86">iterables, fillvalue=None</text:span>)</text:p>
      <text:p text:style-name="Func_20_Details"><text:tab/>Make an iterator that aggregates elements from each of the iterables. If the iterables are of uneven length, <text:tab/>missing values are filled-in with fillvalue. Iteration continues until the longest iterable is exhausted.</text:p>
      <text:p text:style-name="P26"/>
      <text:p text:style-name="P28"><text:span text:style-name="T4">permutations(</text:span><text:span text:style-name="T90">iterable, r=None</text:span><text:span text:style-name="T4">)</text:span></text:p>
      <text:p text:style-name="Func_20_Details"><text:tab/><text:span text:style-name="T77">Return successive r-length permutations of elements in iterable. If r is not specified or is None, then r defaults <text:tab/>to the length of the iterable. The permutation tuples are emitted in lexicographic ordering according to the <text:tab/>order of the input iterable.</text:span></text:p>
      <text:p text:style-name="P40"><text:s/></text:p>
      <text:p text:style-name="P26"><text:span text:style-name="T4">product(</text:span><text:span text:style-name="T91">*</text:span><text:span text:style-name="T90">iterables, repeat=1</text:span><text:span text:style-name="T4">)</text:span></text:p>
      <text:p text:style-name="Func_20_Details"><text:tab/>Cartesian product of input iterables. Roughly equivalent to nested for-loops in a generator expression. For <text:tab/>example, product(A, B) returns the same as ((x,y) for x in A for y in B). The nested loops cycle like an <text:tab/>odometer with the rightmost element advancing on every iteration.</text:p>
      <text:p text:style-name="P77"/>
      <text:p text:style-name="P29"><text:span text:style-name="T4">combinations(</text:span><text:span text:style-name="T90">iterable, r</text:span><text:span text:style-name="T4">) </text:span><text:span text:style-name="T39">or</text:span><text:span text:style-name="T51"> </text:span><text:span text:style-name="T12">combinations_with_replacement</text:span><text:span text:style-name="T50">(</text:span><text:span text:style-name="T90">iterable, r</text:span><text:span text:style-name="T12">)</text:span></text:p>
      <text:p text:style-name="Func_20_Details"><text:tab/>Return r length subsequences of elements from the input iterable. The combination tuples are emitted in <text:tab/>lexicographic ordering according to the order of the input iterable. Elements are treated as unique based on <text:tab/>their position, not on their value. <text:span text:style-name="T78">With replacement: r</text:span>eturn r length subsequences of elements from the input <text:tab/>iterable allowing individual elements to be repeated more than once.</text:p>
      <text:p text:style-name="code"/>
      <text:p text:style-name="P105">tee(<text:span text:style-name="T86">iterable, n=2</text:span><text:span text:style-name="T10">)</text:span></text:p>
      <text:p text:style-name="Func_20_Details"><text:tab/>Return n independent iterators from a single iterable.</text:p>
      <text:p text:style-name="P108"/>
      <text:p text:style-name="P105"><text:span text:style-name="T10">islice(</text:span><text:span text:style-name="T86">iterable, stop</text:span><text:span text:style-name="T10">) </text:span><text:span text:style-name="T37">or</text:span><text:span text:style-name="T35"> </text:span><text:span text:style-name="T10">islice(</text:span><text:span text:style-name="T86">iterable, start, stop</text:span><text:span text:style-name="T116">[</text:span><text:span text:style-name="T86">, step</text:span><text:span text:style-name="T116">]</text:span><text:span text:style-name="T10">)</text:span></text:p>
      <text:p text:style-name="Func_20_Details"><text:tab/>Make an iterator that returns selected elements from the iterable.</text:p>
      <text:p text:style-name="code"/>
      <text:p text:style-name="P106">starmap(<text:span text:style-name="T86">function, iterable</text:span><text:span text:style-name="T10">)</text:span></text:p>
      <text:p text:style-name="Func_20_Details"><text:tab/>Make an iterator that computes the function using arguments obtained from the iterable. The difference <text:tab/>between map() and starmap() parallels the distinction between function(a,b) and function(*c)</text:p>
      <text:p text:style-name="code"/>
      <text:p text:style-name="P106">filterfalse(<text:span text:style-name="T86">predicate, iterable</text:span><text:span text:style-name="T10">)</text:span></text:p>
      <text:p text:style-name="Func_20_Details"><text:tab/>Make an iterator that filters elements from iterable returning only those for which the predicate is False. If <text:tab/>predicate is None, return the items that are false.</text:p>
      <text:p text:style-name="P107"/>
      <text:p text:style-name="P107">groupby(<text:span text:style-name="T86">iterable, key=None</text:span>)</text:p>
      <text:p text:style-name="Func_20_Details"><text:tab/>Make an iterator that returns consecutive keys and groups from the iterable. The key is a function computing a <text:tab/>key value for each element.</text:p>
      <text:p text:style-name="code"/>
      <text:p text:style-name="P106">chain(<text:span text:style-name="T86">*iterables</text:span><text:span text:style-name="T10">)</text:span></text:p>
      <text:p text:style-name="Func_20_Details"><text:tab/>Make an iterator that returns elements from the first iterable until it is exhausted, then proceeds to the next <text:tab/>iterable, until all of the iterables are exhausted. Used for treating consecutive sequences as a single sequence.</text:p>
      <text:p text:style-name="Func_20_Details"/>
      <text:p text:style-name="P106">accumulate(<text:span text:style-name="T86">iterable</text:span><text:span text:style-name="T116">[</text:span><text:span text:style-name="T86">, func, *, initial=None</text:span><text:span text:style-name="T116">]</text:span><text:span text:style-name="T10">)</text:span></text:p>
      <text:p text:style-name="Func_20_Details"><text:tab/>Make an iterator that returns accumulated sums, or accumulated results of other binary functions (specified via <text:tab/>the optional func argument). If func is supplied, it should be a function of two arguments.</text:p>
      <text:h text:style-name="P114" text:outline-level="1"><text:bookmark-start text:name="__RefHeading___Toc2443_3851815450"/>time<text:bookmark-end text:name="__RefHeading___Toc2443_3851815450"/></text:h>
      <text:p text:style-name="P27">time()</text:p>
      <text:p text:style-name="P33">ctime()</text:p>
      <text:p text:style-name="P27"/>
      <text:h text:style-name="Heading_20_1" text:outline-level="1"><text:bookmark-start text:name="__RefHeading___Toc2445_3851815450"/>glob<text:bookmark-end text:name="__RefHeading___Toc2445_3851815450"/></text:h>
      <text:p text:style-name="P27">glob()</text:p>
      <text:p text:style-name="P26"/>
      <text:h text:style-name="Heading_20_1" text:outline-level="1"><text:bookmark-start text:name="__RefHeading___Toc2447_3851815450"/>site<text:bookmark-end text:name="__RefHeading___Toc2447_3851815450"/></text:h>
      <text:p text:style-name="P26">getsitepackages()</text:p>
      <text:p text:style-name="P26"/>
      <text:h text:style-name="Heading_20_1" text:outline-level="1"><text:bookmark-start text:name="__RefHeading___Toc2449_3851815450"/>subprocess<text:bookmark-end text:name="__RefHeading___Toc2449_3851815450"/></text:h>
      <text:p text:style-name="P26">run()</text:p>
      <text:p text:style-name="P35">check_output()</text:p>
      <text:p text:style-name="P26"/>
      <text:h text:style-name="Heading_20_1" text:outline-level="1"><text:bookmark-start text:name="__RefHeading___Toc2451_3851815450"/>functools<text:bookmark-end text:name="__RefHeading___Toc2451_3851815450"/></text:h>
      <text:p text:style-name="P33">reduce()</text:p>
      <text:p text:style-name="P33"/>
      <text:h text:style-name="Heading_20_1" text:outline-level="1"><text:bookmark-start text:name="__RefHeading___Toc2453_3851815450"/>collections<text:bookmark-end text:name="__RefHeading___Toc2453_3851815450"/></text:h>
      <text:p text:style-name="P33">Counter() </text:p>
      <text:p text:style-name="P33"/>
      <text:h text:style-name="Heading_20_1" text:outline-level="1"><text:bookmark-start text:name="__RefHeading___Toc2455_3851815450"/>inspect<text:bookmark-end text:name="__RefHeading___Toc2455_3851815450"/></text:h>
      <text:p text:style-name="P33">getmodule()</text:p>
      <text:p text:style-name="P33"/>
      <text:p text:style-name="P33"/>
      <text:p text:style-name="P94"/>
      <text:h text:style-name="P114" text:outline-level="1"><text:bookmark-start text:name="__RefHeading___Toc2457_3851815450"/>multiprocessing<text:bookmark-end text:name="__RefHeading___Toc2457_3851815450"/></text:h>
      <text:p text:style-name="P26">cpu_count()</text:p>
      <text:p text:style-name="P26"/>
      <text:h text:style-name="Heading_20_1" text:outline-level="1"><text:bookmark-start text:name="__RefHeading___Toc2459_3851815450"/>cProfile<text:bookmark-end text:name="__RefHeading___Toc2459_3851815450"/></text:h>
      <text:p text:style-name="P26">run()</text:p>
      <text:p text:style-name="P21"/>
      <text:h text:style-name="Heading_20_1" text:outline-level="1"><text:bookmark-start text:name="__RefHeading___Toc2461_3851815450"/>socket<text:bookmark-end text:name="__RefHeading___Toc2461_3851815450"/></text:h>
      <text:p text:style-name="P26"/>
      <text:p text:style-name="P26"/>
      <text:h text:style-name="Heading_20_1" text:outline-level="1"><text:bookmark-start text:name="__RefHeading___Toc2463_3851815450"/>hashlib<text:bookmark-end text:name="__RefHeading___Toc2463_3851815450"/></text:h>
      <text:p text:style-name="P26">hashlib.sha256()</text:p>
      <text:p text:style-name="P26"/>
      <text:h text:style-name="Heading_20_1" text:outline-level="1"><text:bookmark-start text:name="__RefHeading___Toc2465_3851815450"/>traceback<text:bookmark-end text:name="__RefHeading___Toc2465_3851815450"/></text:h>
      <text:p text:style-name="P33">traceback.print_stack()</text:p>
      <text:p text:style-name="P33"/>
      <text:h text:style-name="Heading_20_1" text:outline-level="1"><text:bookmark-start text:name="__RefHeading___Toc2467_3851815450"/>http.client<text:bookmark-end text:name="__RefHeading___Toc2467_3851815450"/></text:h>
      <text:p text:style-name="P33">http.client.HTTPConnection()</text:p>
      <text:h text:style-name="P114" text:outline-level="1"><text:bookmark-start text:name="__RefHeading___Toc2469_3851815450"/>numpy<text:bookmark-end text:name="__RefHeading___Toc2469_3851815450"/></text:h>
      <text:p text:style-name="P37">matrix()</text:p>
      <text:p text:style-name="P37"/>
      <text:h text:style-name="Heading_20_1" text:outline-level="1"><text:bookmark-start text:name="__RefHeading___Toc2471_3851815450"/>numpy.linalg<text:bookmark-end text:name="__RefHeading___Toc2471_3851815450"/></text:h>
      <text:p text:style-name="P37">inv()</text:p>
      <text:p text:style-name="P37">pinv()</text:p>
      <text:p text:style-name="P37">solve()</text:p>
      <text:p text:style-name="P37"/>
      <text:h text:style-name="Heading_20_1" text:outline-level="1"><text:bookmark-start text:name="__RefHeading___Toc2473_3851815450"/>sympy<text:bookmark-end text:name="__RefHeading___Toc2473_3851815450"/></text:h>
      <text:p text:style-name="P37">Symbol()</text:p>
      <text:p text:style-name="P37"><text:tab/></text:p>
      <text:h text:style-name="Heading_20_1" text:outline-level="1"><text:bookmark-start text:name="__RefHeading___Toc2475_3851815450"/>sympy.solvers.solveset<text:bookmark-end text:name="__RefHeading___Toc2475_3851815450"/></text:h>
      <text:p text:style-name="P37">nonlinsolve()</text:p>
      <text:p text:style-name="P37"/>
      <text:p text:style-name="P37"/>
      <text:p text:style-name="P37"/>
      <text:p text:style-name="P20"/>
      <text:p text:style-name="P20"/>
      <text:p text:style-name="P20"/>
      <text:h text:style-name="P114" text:outline-level="1"><text:bookmark-start text:name="__RefHeading___Toc2477_3851815450"/>set<text:bookmark-end text:name="__RefHeading___Toc2477_3851815450"/></text:h>
      <text:p text:style-name="P51">set([<text:span text:style-name="T47">iterable</text:span><text:span text:style-name="T10">])</text:span></text:p>
      <text:p text:style-name="P78"/>
      <text:p text:style-name="P22">add(<text:span text:style-name="T97">elem</text:span>)</text:p>
      <text:p text:style-name="P12"><text:tab/><text:span text:style-name="T131">Add element </text:span><text:span text:style-name="T59">elem</text:span><text:span text:style-name="T131"> to set. </text:span></text:p>
      <text:p text:style-name="P22"/>
      <text:p text:style-name="P50">remove(<text:span text:style-name="T86">elem</text:span>)</text:p>
      <text:p text:style-name="P11"><text:tab/><text:span text:style-name="T20">Remove element </text:span><text:span text:style-name="T131">elem</text:span><text:span text:style-name="T20"> from set. Raises </text:span><text:span text:style-name="T131">KeyError</text:span><text:span text:style-name="T20"> if not found. </text:span></text:p>
      <text:p text:style-name="P50"/>
      <text:p text:style-name="P50">discard(<text:span text:style-name="T86">elem</text:span>)</text:p>
      <text:p text:style-name="P10"><text:tab/>Remove element <text:span text:style-name="T47">elem </text:span><text:span text:style-name="T10">from set if it is present. </text:span></text:p>
      <text:p text:style-name="P50"/>
      <text:p text:style-name="P50">pop()</text:p>
      <text:p text:style-name="Func_20_Details"><text:tab/>Remove and return an arbitrary element from the set. Raises KeyError if the set is empty.</text:p>
      <text:p text:style-name="P50"/>
      <text:p text:style-name="P50">clear()</text:p>
      <text:p text:style-name="Func_20_Details"><text:tab/>Remove all elements from the set.</text:p>
      <text:p text:style-name="P50"/>
      <text:p text:style-name="P50">update(<text:span text:style-name="T86">*others</text:span>) <text:span text:style-name="T42">or</text:span><text:span text:style-name="T60"> </text:span><text:span text:style-name="T21">set |= other ...</text:span></text:p>
      <text:p text:style-name="Func_20_Details"><text:tab/><text:span text:style-name="T131">Add elements from all </text:span><text:span text:style-name="T59">others</text:span><text:span text:style-name="T131"> to set. </text:span></text:p>
      <text:p text:style-name="P50"/>
      <text:p text:style-name="P50">copy()</text:p>
      <text:p text:style-name="Func_20_Details"><text:tab/>Return a shallow copy of the set.</text:p>
      <text:p text:style-name="P50"/>
      <text:p text:style-name="P50">isdisjoint(<text:span text:style-name="T86">other</text:span><text:span text:style-name="T10">)</text:span></text:p>
      <text:p text:style-name="Func_20_Details"><text:tab/>Return True if the set has no elements in common with other.</text:p>
      <text:p text:style-name="P79"/>
      <text:p text:style-name="P50"><text:span text:style-name="T10">issubset(</text:span><text:span text:style-name="T86">other</text:span><text:span text:style-name="T10">) </text:span><text:span text:style-name="T38">or</text:span><text:span text:style-name="T10"> set &lt;= other</text:span></text:p>
      <text:p text:style-name="Func_20_Details"><text:tab/>Test whether every element in the set is in other.</text:p>
      <text:p text:style-name="P79"/>
      <text:p text:style-name="P50"><text:span text:style-name="T10">issuperset(</text:span><text:span text:style-name="T86">other</text:span><text:span text:style-name="T10">) </text:span><text:span text:style-name="T38">or</text:span><text:span text:style-name="T10"> set &gt;= other</text:span></text:p>
      <text:p text:style-name="Func_20_Details"><text:tab/>Test whether every element in other is in the set.</text:p>
      <text:p text:style-name="P79"/>
      <text:p text:style-name="P50"><text:span text:style-name="T10">union(</text:span><text:span text:style-name="T86">*others</text:span><text:span text:style-name="T10">) </text:span><text:span text:style-name="T38">or</text:span><text:span text:style-name="T10"> set | other ...</text:span></text:p>
      <text:p text:style-name="Func_20_Details"><text:tab/>Return a new set with elements from the set and all others.</text:p>
      <text:p text:style-name="P79"/>
      <text:p text:style-name="P50"><text:span text:style-name="T10">intersection(</text:span><text:span text:style-name="T86">*others</text:span><text:span text:style-name="T10">) </text:span><text:span text:style-name="T43">or</text:span><text:span text:style-name="T10"> set &amp; other ...</text:span></text:p>
      <text:p text:style-name="Func_20_Details"><text:tab/>Return a new set with elements common to the set and all others.</text:p>
      <text:p text:style-name="P79"/>
      <text:p text:style-name="P50"><text:span text:style-name="T10">difference(</text:span><text:span text:style-name="T86">*others</text:span><text:span text:style-name="T10">) </text:span><text:span text:style-name="T43">or</text:span><text:span text:style-name="T10"> set – other ...</text:span></text:p>
      <text:p text:style-name="Func_20_Details"><text:tab/>Return a new set with elements in the set that are not in the others.</text:p>
      <text:p text:style-name="P79"/>
      <text:p text:style-name="P50"><text:span text:style-name="T10">symmetric_difference(</text:span><text:span text:style-name="T86">other</text:span><text:span text:style-name="T10">) </text:span><text:span text:style-name="T43">or</text:span><text:span text:style-name="T10"> set ^ other</text:span></text:p>
      <text:p text:style-name="Func_20_Details"><text:tab/>Return a new set with elements in either the set or other but not both.</text:p>
      <text:p text:style-name="P22"/>
      <text:p text:style-name="P85">intersection_update(*others) <text:span text:style-name="T38">or</text:span><text:span text:style-name="T10"> set &amp;= other ...</text:span></text:p>
      <text:p text:style-name="P85"><text:span text:style-name="T10">difference_update(*others) </text:span><text:span text:style-name="T38">or</text:span><text:span text:style-name="T10"> set -= other ...</text:span></text:p>
      <text:p text:style-name="P85"><text:span text:style-name="T10">symmetric_difference_update(*others) </text:span><text:span text:style-name="T38">or</text:span><text:span text:style-name="T10"> set -= other ...</text:span></text:p>
      <text:p text:style-name="P70"/>
      <text:p text:style-name="P86"/>
      <text:h text:style-name="P114" text:outline-level="1"><text:bookmark-start text:name="__RefHeading___Toc2479_3851815450"/>dictionary<text:bookmark-end text:name="__RefHeading___Toc2479_3851815450"/></text:h>
      <text:p text:style-name="P51">dict(<text:span text:style-name="T86">**kwarg</text:span>) <text:span text:style-name="T47">or</text:span><text:span text:style-name="T10"> dict(</text:span><text:span text:style-name="T86">mapping, **kwarg</text:span><text:span text:style-name="T10">) </text:span><text:span text:style-name="T47">or</text:span><text:span text:style-name="T10"> dict(</text:span><text:span text:style-name="T86">iterable, **kwarg</text:span><text:span text:style-name="T10">)</text:span></text:p>
      <text:p text:style-name="P51"/>
      <text:p text:style-name="P52">clear()</text:p>
      <text:p text:style-name="Func_20_Details"><text:tab/><text:span text:style-name="T132">Remove all items from dict. </text:span></text:p>
      <text:p text:style-name="P52"/>
      <text:p text:style-name="P52">copy()</text:p>
      <text:p text:style-name="Func_20_Details"><text:tab/><text:span text:style-name="T132">Return shallow copy of the dict. </text:span></text:p>
      <text:p text:style-name="P52"/>
      <text:p text:style-name="P52">get(<text:span text:style-name="T86">key</text:span><text:span text:style-name="T116">[</text:span><text:span text:style-name="T86">, default=None</text:span><text:span text:style-name="T116">]</text:span><text:span text:style-name="T10">)</text:span></text:p>
      <text:p text:style-name="Func_20_Details"><text:tab/><text:span text:style-name="T132">Return value for </text:span><text:span text:style-name="T61">key</text:span><text:span text:style-name="T132"> if key is in the dict, else </text:span><text:span text:style-name="T61">default</text:span><text:span text:style-name="T132">. </text:span></text:p>
      <text:p text:style-name="P80"/>
      <text:p text:style-name="P52"><text:span text:style-name="T10">pop(</text:span><text:span text:style-name="T103">key</text:span><text:span text:style-name="T121">[</text:span><text:span text:style-name="T103">, default</text:span><text:span text:style-name="T121">]</text:span><text:span text:style-name="T10">)</text:span></text:p>
      <text:p text:style-name="Func_20_Details"><text:tab/><text:span text:style-name="T132">Return and remove value for key from dict. Raises exception if key not in dict and default not given. </text:span></text:p>
      <text:p text:style-name="P80"/>
      <text:p text:style-name="P80">popitem()</text:p>
      <text:p text:style-name="Func_20_Details"><text:tab/><text:span text:style-name="T132">Remove and return a (</text:span><text:span text:style-name="T61">key, value</text:span><text:span text:style-name="T22">) pair. Pairs are returned in LIFO order. </text:span></text:p>
      <text:p text:style-name="P80"/>
      <text:p text:style-name="P22">items()</text:p>
      <text:p text:style-name="Func_20_Details"><text:tab/><text:span text:style-name="T132">Return view of the dictionaries items (</text:span><text:span text:style-name="T61">key, value</text:span><text:span text:style-name="T22">) pairs. </text:span></text:p>
      <text:p text:style-name="P22"/>
      <text:p text:style-name="P22">keys()</text:p>
      <text:p text:style-name="Func_20_Details"><text:tab/><text:span text:style-name="T132">Return view of the dictionaries keys.</text:span></text:p>
      <text:p text:style-name="P22"/>
      <text:p text:style-name="P22">values()</text:p>
      <text:p text:style-name="P8"><text:tab/><text:span text:style-name="T132">Return view of the dictionaries values. </text:span></text:p>
      <text:p text:style-name="P22"/>
      <text:p text:style-name="P52">setdefault(<text:span text:style-name="T103">key</text:span><text:span text:style-name="T121">[</text:span><text:span text:style-name="T103">, default=None</text:span><text:span text:style-name="T121">]</text:span>)</text:p>
      <text:p text:style-name="Func_20_Details"><text:tab/><text:span text:style-name="T132">If </text:span><text:span text:style-name="T61">key</text:span><text:span text:style-name="T132"> is in the dict, return its value. If not, insert </text:span><text:span text:style-name="T61">key</text:span><text:span text:style-name="T132"> with value of </text:span><text:span text:style-name="T61">default.</text:span></text:p>
      <text:p text:style-name="P22"/>
      <text:p text:style-name="P52">update(<text:span text:style-name="T84">[</text:span><text:span text:style-name="T86">other</text:span><text:span text:style-name="T116">]</text:span><text:span text:style-name="T10">)</text:span></text:p>
      <text:p text:style-name="Func_20_Details"><text:tab/><text:span text:style-name="T132">Update the dictionary with the key/value pairs from </text:span><text:span text:style-name="T61">other</text:span><text:span text:style-name="T22">, (overwrites existing keys). </text:span></text:p>
      <text:p text:style-name="P80"/>
      <text:p text:style-name="P87">d | other </text:p>
      <text:p text:style-name="Func_20_Details"><text:tab/><text:span text:style-name="T133">Create new dict with merged keys and value of </text:span><text:span text:style-name="T62">d</text:span><text:span text:style-name="T23"> and </text:span><text:span text:style-name="T62">other</text:span><text:span text:style-name="T23">. The values of </text:span><text:span text:style-name="T62">other</text:span><text:span text:style-name="T23"> take priority if there are <text:tab/>conflicts. </text:span></text:p>
      <text:p text:style-name="P87"/>
      <text:p text:style-name="P87">d |= other</text:p>
      <text:p text:style-name="Func_20_Details"><text:tab/><text:span text:style-name="T133">Update the dict </text:span><text:span text:style-name="T62">d</text:span><text:span text:style-name="T23"> with keys and values from </text:span><text:span text:style-name="T62">other</text:span><text:span text:style-name="T23">. Values from </text:span><text:span text:style-name="T62">other</text:span><text:span text:style-name="T23"> take priority if there are conflicts. </text:span></text:p>
      <text:h text:style-name="P114" text:outline-level="1"><text:bookmark-start text:name="__RefHeading___Toc2481_3851815450"/>string<text:bookmark-end text:name="__RefHeading___Toc2481_3851815450"/></text:h>
      <text:p text:style-name="P58">str(<text:span text:style-name="T103">object=’’</text:span>) <text:span text:style-name="T38">or</text:span> str(<text:span text:style-name="T103">object=b’’, encoding=’utf-8’, errors=’strict’</text:span>)</text:p>
      <text:p text:style-name="Func_20_Details"><text:tab/><text:span text:style-name="T135">Return a string version of object. If neither </text:span><text:span text:style-name="T63">encoding</text:span><text:span text:style-name="T24">, nor </text:span><text:span text:style-name="T63">errors</text:span><text:span text:style-name="T24"> is given, str(</text:span><text:span text:style-name="T63">object</text:span><text:span text:style-name="T24">) returns </text:span><text:span text:style-name="T63">object.__str__()</text:span><text:span text:style-name="T24">. If <text:tab/></text:span><text:span text:style-name="T63">encoding </text:span><text:span text:style-name="T24">or </text:span><text:span text:style-name="T63">errors</text:span><text:span text:style-name="T24"> is given, </text:span><text:span text:style-name="T63">object</text:span><text:span text:style-name="T24"> should be a bytes-like object. </text:span></text:p>
      <text:p text:style-name="P24"/>
      <text:p text:style-name="P26">join(<text:span text:style-name="T105">iterable</text:span>)</text:p>
      <text:p text:style-name="Func_20_Details"><text:tab/><text:span text:style-name="T135">Return a string which is the concatenation of the strings in iterable, using string providing join as separator.</text:span></text:p>
      <text:p text:style-name="P26"/>
      <text:p text:style-name="P35">count(<text:span text:style-name="T105">sub</text:span><text:span text:style-name="T122">[</text:span><text:span text:style-name="T105">, start</text:span><text:span text:style-name="T122">[</text:span><text:span text:style-name="T105">, end</text:span><text:span text:style-name="T122">]]</text:span>)</text:p>
      <text:p text:style-name="Func_20_Details"><text:tab/><text:span text:style-name="T136">Return the number of non-overlapping occurrences of substring </text:span><text:span text:style-name="T64">sub</text:span><text:span text:style-name="T25">, in the range [</text:span><text:span text:style-name="T64">start, end</text:span><text:span text:style-name="T25">] (if given).</text:span></text:p>
      <text:p text:style-name="P41"/>
      <text:p text:style-name="P41">replace(<text:span text:style-name="T107">old, new</text:span><text:span text:style-name="T124">[</text:span><text:span text:style-name="T107">, count</text:span><text:span text:style-name="T124">]</text:span>)</text:p>
      <text:p text:style-name="P15"><text:tab/><text:span text:style-name="T137">Return a copy of the string with all occurrence </text:span><text:span text:style-name="T44">of</text:span><text:span text:style-name="T137"> substring </text:span><text:span text:style-name="T65">old</text:span><text:span text:style-name="T26"> replaced by </text:span><text:span text:style-name="T65">new</text:span><text:span text:style-name="T26">. If </text:span><text:span text:style-name="T65">count</text:span><text:span text:style-name="T26"> is given, only the first <text:tab/></text:span><text:span text:style-name="T65">count</text:span><text:span text:style-name="T26"> occurrences are replaced. </text:span></text:p>
      <text:p text:style-name="P17"/>
      <text:p text:style-name="P17">Simulating <text:span text:style-name="T144">rreplace()</text:span></text:p>
      <text:p text:style-name="P93"><text:span text:style-name="T85"><text:tab/></text:span><text:span text:style-name="T99">new</text:span>.join(<text:span text:style-name="T112">str</text:span>.rsplit(<text:span text:style-name="T99">old</text:span><text:span text:style-name="T86">, </text:span><text:span text:style-name="T99">count</text:span>))</text:p>
      <text:p text:style-name="P93"/>
      <text:p text:style-name="P55">strip(<text:span text:style-name="T125">[</text:span><text:span text:style-name="T108">chars</text:span><text:span text:style-name="T125">]</text:span>)</text:p>
      <text:p text:style-name="Func_20_Details"><text:tab/><text:span text:style-name="T138">Return a copy of the string with leading and trailing characters removed. The </text:span><text:span text:style-name="T66">chars</text:span><text:span text:style-name="T27"> argument is a string <text:tab/>specifying the set of characters to be removed. If None is given, defaults to removing whitespace. The chars <text:tab/>argument is not a prefix or suffix; rather, all combinations of its values are stripped.</text:span></text:p>
      <text:p text:style-name="P41"/>
      <text:p text:style-name="P53">find(<text:span text:style-name="T106">sub</text:span><text:span text:style-name="T123">[</text:span><text:span text:style-name="T106">, start</text:span><text:span text:style-name="T123">[</text:span><text:span text:style-name="T106">, end</text:span><text:span text:style-name="T123">]]</text:span>)</text:p>
      <text:p text:style-name="P14"><text:tab/><text:span text:style-name="T136">Return the lowest index in the string where substring </text:span><text:span text:style-name="T64">sub</text:span><text:span text:style-name="T25"> is found within range [</text:span><text:span text:style-name="T64">start, end</text:span><text:span text:style-name="T25">] (if given). If not <text:tab/>found, return </text:span><text:span text:style-name="T64">-1</text:span><text:span text:style-name="T25">. </text:span></text:p>
      <text:p text:style-name="P60"/>
      <text:p text:style-name="P60">rfind(<text:span text:style-name="T103">sub</text:span><text:span text:style-name="T121">[</text:span><text:span text:style-name="T103">, start</text:span><text:span text:style-name="T121">[</text:span><text:span text:style-name="T103">, end</text:span><text:span text:style-name="T121">]]</text:span>)</text:p>
      <text:p text:style-name="Func_20_Details"><text:tab/><text:span text:style-name="T136">Return the highest index in the string where substring </text:span><text:span text:style-name="T64">sub</text:span><text:span text:style-name="T25"> is found within range [</text:span><text:span text:style-name="T64">start, end</text:span><text:span text:style-name="T25">] (if given). If not <text:tab/>found, return </text:span><text:span text:style-name="T64">-1</text:span><text:span text:style-name="T25">.</text:span></text:p>
      <text:p text:style-name="P53"/>
      <text:p text:style-name="P53">index(<text:span text:style-name="T106">sub</text:span><text:span text:style-name="T123">[</text:span><text:span text:style-name="T106">, start</text:span><text:span text:style-name="T123">[</text:span><text:span text:style-name="T106">, end</text:span><text:span text:style-name="T123">]]</text:span>)</text:p>
      <text:p text:style-name="Func_20_Details"><text:tab/><text:span text:style-name="T136">Like </text:span><text:span text:style-name="T64">find()</text:span><text:span text:style-name="T25">, but raise </text:span><text:span text:style-name="T64">ValueError</text:span><text:span text:style-name="T25"> if substring not found.</text:span></text:p>
      <text:p text:style-name="P53"/>
      <text:p text:style-name="P60">rindex()</text:p>
      <text:p text:style-name="Func_20_Details"><text:tab/><text:span text:style-name="T136">Like </text:span><text:span text:style-name="T64">rfind()</text:span><text:span text:style-name="T25">, but raise </text:span><text:span text:style-name="T64">ValueError</text:span><text:span text:style-name="T25"> if substring not found.</text:span></text:p>
      <text:p text:style-name="P35"/>
      <text:p text:style-name="P38">split(<text:span text:style-name="T107">sep=None, maxsplit=-1</text:span>)</text:p>
      <text:p text:style-name="Func_20_Details"><text:tab/><text:span text:style-name="T137">Return a list of words in the string, using </text:span><text:span text:style-name="T65">sep</text:span><text:span text:style-name="T26"> as the delimiter string. If </text:span><text:span text:style-name="T65">maxsplit</text:span><text:span text:style-name="T26"> is given, at most </text:span><text:span text:style-name="T65">maxsplit</text:span><text:span text:style-name="T26"> splits <text:tab/>are done (resulting in at most maxsplit+1 elements). If </text:span><text:span text:style-name="T65">sep</text:span><text:span text:style-name="T26"> is given, consecutive delimiters are deemed to <text:tab/>delimit empty strings. If </text:span><text:span text:style-name="T65">sep</text:span><text:span text:style-name="T26"> is None, runs of consecutive whitespace are regarded as seperator. </text:span></text:p>
      <text:p text:style-name="P38"/>
      <text:p text:style-name="P38">format(<text:span text:style-name="T103">*</text:span><text:span text:style-name="T107">args, **kwargs</text:span>)</text:p>
      <text:p text:style-name="Func_20_Details"><text:tab/><text:span text:style-name="T137">Perform a string formatting operation. The string on which this method is called can contain literal text or <text:tab/>replacement fields delimited by braces {}. Each replacement field contains either the numeric index of a <text:tab/>positional argument, or the name of a keyword argument. Returns a copy of the string where each replacement <text:tab/>field is replaced with the string value of the corresponding argument.</text:span></text:p>
      <text:p text:style-name="P38"/>
      <text:p text:style-name="P53">capitalize()</text:p>
      <text:p text:style-name="Func_20_Details"><text:tab/><text:span text:style-name="T137">Return a copy of the string with its first character capitalized and the rest lowercased. </text:span></text:p>
      <text:p text:style-name="P53"/>
      <text:p text:style-name="P53">center(<text:span text:style-name="T107">width</text:span><text:span text:style-name="T124">[</text:span><text:span text:style-name="T107">, fillchar</text:span><text:span text:style-name="T124">]</text:span>)</text:p>
      <text:p text:style-name="Func_20_Details"><text:tab/><text:span text:style-name="T137">Return centred in a string of length </text:span><text:span text:style-name="T65">width</text:span><text:span text:style-name="T26">. Padding is done using </text:span><text:span text:style-name="T65">fillchar</text:span><text:span text:style-name="T26"> (default is space). Origional string is <text:tab/>returned if </text:span><text:span text:style-name="T65">width</text:span><text:span text:style-name="T26"> </text:span><text:span text:style-name="T65">&lt;= len(s)</text:span><text:span text:style-name="T26">.</text:span></text:p>
      <text:p text:style-name="P53"/>
      <text:p text:style-name="P53">ljust(<text:span text:style-name="T108">width</text:span><text:span text:style-name="T125">[</text:span><text:span text:style-name="T108">, fillchar</text:span><text:span text:style-name="T125">]</text:span>)</text:p>
      <text:p text:style-name="Func_20_Details"><text:tab/><text:span text:style-name="T138">Return the string left-justified in a string of length </text:span><text:span text:style-name="T66">width</text:span><text:span text:style-name="T27">. Padding is done using </text:span><text:span text:style-name="T66">fillchar </text:span><text:span text:style-name="T27">(default is space). <text:tab/>Original string is returned if </text:span><text:span text:style-name="T66">width &lt;= len(s)</text:span><text:span text:style-name="T27">.</text:span></text:p>
      <text:p text:style-name="P53"><text:soft-page-break/>rjust(<text:span text:style-name="T108">width</text:span><text:span text:style-name="T125">[</text:span><text:span text:style-name="T108">, fillchar</text:span><text:span text:style-name="T125">]</text:span>)</text:p>
      <text:p text:style-name="Func_20_Details"><text:tab/><text:span text:style-name="T138">As per </text:span><text:span text:style-name="T66">ljust()</text:span><text:span text:style-name="T27">, except right-justified. </text:span></text:p>
      <text:p text:style-name="P53"/>
      <text:p text:style-name="P53">encode(<text:span text:style-name="T108">encoding=’utf8’, errors=’strict’</text:span>)</text:p>
      <text:p text:style-name="Func_20_Details"><text:tab/><text:span text:style-name="T138">Return an encoded version of the string as bytes object. </text:span></text:p>
      <text:p text:style-name="P89"/>
      <text:p text:style-name="P89">startswith(<text:span text:style-name="T108">prefix</text:span><text:span text:style-name="T125">[</text:span><text:span text:style-name="T108">, start</text:span><text:span text:style-name="T125">[</text:span><text:span text:style-name="T108">, end</text:span><text:span text:style-name="T125">]]</text:span>)</text:p>
      <text:p text:style-name="P16"><text:tab/><text:span text:style-name="T138"> Return True if string starts with the </text:span><text:span text:style-name="T66">prefix</text:span><text:span text:style-name="T138">, otherwise return False. </text:span><text:span text:style-name="T66">prefix</text:span><text:span text:style-name="T138"> can also be a tuple of prefixes to look <text:tab/>for. With optional </text:span><text:span text:style-name="T66">start</text:span><text:span text:style-name="T138">, test string beginning at that position. With optional </text:span><text:span text:style-name="T66">end</text:span><text:span text:style-name="T138">, stop comparing string at that <text:tab/>position.</text:span></text:p>
      <text:p text:style-name="P56"/>
      <text:p text:style-name="P53">endswith(<text:span text:style-name="T108">suffix</text:span><text:span text:style-name="T125">[</text:span><text:span text:style-name="T108">, start</text:span><text:span text:style-name="T125">[</text:span><text:span text:style-name="T108">, end</text:span><text:span text:style-name="T125">]]</text:span>)</text:p>
      <text:p text:style-name="Func_20_Details"><text:tab/><text:span text:style-name="T138">Return True if the string ends with the specified </text:span><text:span text:style-name="T66">suffix</text:span><text:span text:style-name="T27">, otherwise return False. </text:span><text:span text:style-name="T66">suffix</text:span><text:span text:style-name="T27"> can also be a tuple of <text:tab/>suffixes to look for. With optional </text:span><text:span text:style-name="T66">start</text:span><text:span text:style-name="T27">, test beginning at that position. With optional </text:span><text:span text:style-name="T66">end</text:span><text:span text:style-name="T27">, stop comparing at <text:tab/>that position.</text:span></text:p>
      <text:p text:style-name="P53"/>
      <text:p text:style-name="P53">rstrip(<text:span text:style-name="T127">[</text:span><text:span text:style-name="T109">chars</text:span><text:span text:style-name="T127">]</text:span>)</text:p>
      <text:p text:style-name="Func_20_Details"><text:tab/><text:span text:style-name="T67">strip()</text:span><text:span text:style-name="T28"> on RHS of string. </text:span></text:p>
      <text:p text:style-name="P53"/>
      <text:p text:style-name="P54">lstrip(<text:span text:style-name="T127">[</text:span><text:span text:style-name="T109">chars</text:span><text:span text:style-name="T127">]</text:span>)</text:p>
      <text:p text:style-name="Func_20_Details"><text:tab/><text:span text:style-name="T67">strip()</text:span><text:span text:style-name="T28"> on LHS of string. </text:span></text:p>
      <text:p text:style-name="P59"/>
      <text:p text:style-name="P25">lower<text:span text:style-name="T2">()</text:span></text:p>
      <text:p text:style-name="P15"><text:tab/><text:span text:style-name="T135">Return a copy of the string with all the cased characters converted to lowercase.</text:span></text:p>
      <text:p text:style-name="P25"/>
      <text:p text:style-name="P25">upper<text:span text:style-name="T2">()</text:span></text:p>
      <text:p text:style-name="P15"><text:tab/><text:span text:style-name="T135">Return a copy of the string with all cased characters converted to uppercase. </text:span></text:p>
      <text:p text:style-name="P36"/>
      <text:p text:style-name="P36">islower()</text:p>
      <text:p text:style-name="P16"><text:tab/><text:span text:style-name="T136">Return True if all cased characters are lower case (and there is at least one cased character). </text:span></text:p>
      <text:p text:style-name="P36"/>
      <text:p text:style-name="P36">isupper()</text:p>
      <text:p text:style-name="Func_20_Details"><text:tab/><text:span text:style-name="T136">Return True if all cased characters are upper case (and there is at least one cased character). </text:span></text:p>
      <text:p text:style-name="P6"/>
      <text:p text:style-name="P53">swapcase()</text:p>
      <text:p text:style-name="Func_20_Details"><text:tab/><text:span text:style-name="T139">Return a copy of the string with uppercase characters converted to lowercase, and vice-versa. </text:span></text:p>
      <text:p text:style-name="P53"/>
      <text:p text:style-name="P53">title()</text:p>
      <text:p text:style-name="Func_20_Details"><text:tab/>Return a titlecased version of the string where words start with an uppercase character and the remaining <text:tab/>characters are lowercase</text:p>
      <text:p text:style-name="P53"/>
      <text:p text:style-name="P53">expandtabs(<text:span text:style-name="T109">tabsize=8</text:span>)</text:p>
      <text:p text:style-name="Func_20_Details"><text:tab/><text:span text:style-name="T139">Return a copy of the string where all tab characters are replaced by one or more spaces, depending on the <text:tab/>current column and the given tab size.</text:span></text:p>
      <text:p text:style-name="P53"/>
      <text:p text:style-name="P53">splitlines(<text:span text:style-name="T127">[</text:span><text:span text:style-name="T109">keepends</text:span><text:span text:style-name="T127">]</text:span>)</text:p>
      <text:p text:style-name="Func_20_Details"><text:tab/>Return a list of the lines in the string, breaking at line boundaries. Line breaks are not included in the resulting <text:tab/>list unless <text:span text:style-name="T47">keepends</text:span> is given and true.</text:p>
      <text:p text:style-name="P53"/>
      <text:p text:style-name="P57">zfill(<text:span text:style-name="T98">width</text:span>)</text:p>
      <text:p text:style-name="Func_20_Details"><text:tab/><text:span text:style-name="T139">Return a copy of the string left-filled with </text:span><text:span text:style-name="T67">‘0’</text:span><text:span text:style-name="T28"> digits to make a string of length </text:span><text:span text:style-name="T67">width</text:span><text:span text:style-name="T28">. A leading sign is handled <text:tab/>by inserting the padding after the sign character. The origional string is returned if </text:span><text:span text:style-name="T67">width &lt;= len(s)</text:span><text:span text:style-name="T28">. </text:span></text:p>
      <text:p text:style-name="P57"/>
      <text:p text:style-name="P61">translate(<text:span text:style-name="T110">table</text:span>)</text:p>
      <text:p text:style-name="P15"><text:tab/><text:span text:style-name="T140">Return a copy of the string in which each character has been mapped through the given translation table. </text:span></text:p>
      <text:p text:style-name="P67"/>
      <text:p text:style-name="P90">maketrans(<text:span text:style-name="T47">x</text:span><text:span text:style-name="T10">[, </text:span><text:span text:style-name="T47">y</text:span><text:span text:style-name="T10">[</text:span><text:span text:style-name="T47">, z</text:span><text:span text:style-name="T10">]]</text:span>)</text:p>
      <text:p text:style-name="Func_20_Details"><text:tab/><text:span text:style-name="T140">(static) returns a translation table usable for </text:span><text:span text:style-name="T68">translate()</text:span><text:span text:style-name="T29">. </text:span></text:p>
      <text:p text:style-name="P90"><text:soft-page-break/>partition(<text:span text:style-name="T86">sep</text:span>)</text:p>
      <text:p text:style-name="Func_20_Details"><text:tab/><text:span text:style-name="T140">Split the string at the first occurrence of </text:span><text:span text:style-name="T68">sep</text:span><text:span text:style-name="T29">, and return a 3-tuple containing the string before, at, and after the <text:tab/>separator. If the separator is not found, return a 3-tuple containing the string, followed by two empty strings. </text:span></text:p>
      <text:p text:style-name="P90"/>
      <text:p text:style-name="P91">rpartition(<text:span text:style-name="T103">sep</text:span>)</text:p>
      <text:p text:style-name="Func_20_Details"><text:tab/><text:span text:style-name="T141">As per </text:span><text:span text:style-name="T69">partition()</text:span><text:span text:style-name="T30">, but split at the last occurrence of </text:span><text:span text:style-name="T69">sep</text:span><text:span text:style-name="T30">. </text:span></text:p>
      <text:p text:style-name="P90"/>
      <text:p text:style-name="P90">removeprefix(<text:span text:style-name="T111">prefix, /</text:span>)</text:p>
      <text:p text:style-name="Func_20_Details"><text:tab/><text:span text:style-name="T142">If the string </text:span><text:span text:style-name="T45">starts</text:span><text:span text:style-name="T142"> with the </text:span><text:span text:style-name="T70">prefix </text:span><text:span text:style-name="T142">string, return string with prefix removed, otherwise remove original string. </text:span></text:p>
      <text:p text:style-name="P90"/>
      <text:p text:style-name="P90">removesuffix(<text:span text:style-name="T111">suffix, /</text:span>)</text:p>
      <text:p text:style-name="Func_20_Details"><text:tab/><text:span text:style-name="T142">If the string ends with the </text:span><text:span text:style-name="T70">suffix</text:span><text:span text:style-name="T31"> string, return string with suffix removed, otherwise remove original string. </text:span></text:p>
      <text:p text:style-name="P90"/>
      <text:p text:style-name="P92">isprintable()</text:p>
      <text:p text:style-name="Func_20_Details"><text:tab/><text:span text:style-name="T143">Return True if all characters in the string are printable, or the string is empty, otherwise False. </text:span></text:p>
      <text:p text:style-name="P92"/>
      <text:p text:style-name="P92">isnumeric()</text:p>
      <text:p text:style-name="Func_20_Details"><text:tab/>Return True if all characters in the string are numeric characters, and there is at least one character, False <text:tab/>otherwise.</text:p>
      <text:p text:style-name="P92"/>
      <text:p text:style-name="P92">isalpha()</text:p>
      <text:p text:style-name="Func_20_Details"><text:tab/>Return True if all characters in the string are alphabetic and there is at least one character, False otherwise.</text:p>
      <text:p text:style-name="P92"/>
      <text:p text:style-name="P92">isalnum()</text:p>
      <text:p text:style-name="Func_20_Details"><text:tab/>Return True if all characters in the string are alphanumeric and there is at least one character, False otherwise.</text:p>
      <text:p text:style-name="P92"/>
      <text:p text:style-name="P92">isascii()</text:p>
      <text:p text:style-name="Func_20_Details"><text:tab/>Return True if the string is empty or all characters in the string are ASCII, False otherwise.</text:p>
      <text:p text:style-name="P92"/>
      <text:p text:style-name="P112"/>
      <text:p text:style-name="P92"/>
      <text:h text:style-name="P115" text:outline-level="1"><text:bookmark-start text:name="__RefHeading___Toc2483_3851815450"/>list<text:bookmark-end text:name="__RefHeading___Toc2483_3851815450"/></text:h>
      <text:p text:style-name="P62">list(<text:span text:style-name="T103">[iterable]</text:span>)</text:p>
      <text:p text:style-name="Func_20_Details"><text:tab/>The constructor builds a list whose items are the same and in the same order as iterable’s items. iterable may be <text:tab/>either a sequence, a container that supports iteration, or an iterator object. If iterable is already a list, a copy is <text:tab/>made and returned.</text:p>
      <text:p text:style-name="P62"/>
      <text:p text:style-name="P33">append(<text:span text:style-name="T115">x</text:span>)</text:p>
      <text:p text:style-name="Func_20_Details"><text:tab/><text:span text:style-name="T147">Appends </text:span><text:span text:style-name="T73">x</text:span><text:span text:style-name="T34"> to the end of the sequence. Equivalent to </text:span><text:span text:style-name="T73">s[len(s):len(s)] = [x]</text:span><text:span text:style-name="T34">. </text:span></text:p>
      <text:p text:style-name="P33"/>
      <text:p text:style-name="P33">pop(<text:span text:style-name="T128">[</text:span><text:span text:style-name="T114">i</text:span><text:span text:style-name="T126">]</text:span>)</text:p>
      <text:p text:style-name="Func_20_Details"><text:tab/><text:span text:style-name="T147">Retrieves the item at </text:span><text:span text:style-name="T73">i</text:span><text:span text:style-name="T34">, and also removes it (Defaults to </text:span><text:span text:style-name="T73">-1</text:span><text:span text:style-name="T34">). </text:span></text:p>
      <text:p text:style-name="P33"/>
      <text:p text:style-name="P57">sort(<text:span text:style-name="T103">*, </text:span><text:span text:style-name="T113">key=None, reverse=False</text:span>)</text:p>
      <text:p text:style-name="Func_20_Details"><text:tab/>This method sorts the list in place, using only &lt; comparisons between items. Exceptions are not suppressed, if <text:tab/>any comparison operations fail, the entire sort operation will fail (and the list will likely be left in a partially <text:tab/>modified state). <text:span text:style-name="T145">This method sorts the sequence in place. It is a stable sort. </text:span></text:p>
      <text:p text:style-name="P57"/>
      <text:p text:style-name="P57">clear()</text:p>
      <text:p text:style-name="Func_20_Details"><text:tab/><text:span text:style-name="T145">Remove all items from list. </text:span><text:span text:style-name="T146">Equivalent to </text:span><text:span text:style-name="T72">del s[:]</text:span></text:p>
      <text:p text:style-name="P57"/>
      <text:p text:style-name="P57">copy()</text:p>
      <text:p text:style-name="Func_20_Details"><text:tab/><text:span text:style-name="T145">Create a shallow copy of the list. Equivalent to </text:span><text:span text:style-name="T71">s[:]</text:span></text:p>
      <text:p text:style-name="P57"/>
      <text:p text:style-name="P57">extend(<text:span text:style-name="T100">t</text:span>)</text:p>
      <text:p text:style-name="P18"><text:tab/><text:span text:style-name="T145">Extends the list with the contents of </text:span><text:span text:style-name="T71">t</text:span><text:span text:style-name="T32">. Equivalent to </text:span><text:span text:style-name="T71">s[len(s):len(s)] = t</text:span></text:p>
      <text:p text:style-name="P57"/>
      <text:p text:style-name="P57">insert(<text:span text:style-name="T113">i, x</text:span>)</text:p>
      <text:p text:style-name="Func_20_Details"><text:tab/><text:span text:style-name="T145">Inserts </text:span><text:span text:style-name="T71">x</text:span><text:span text:style-name="T32"> into list at index given by </text:span><text:span text:style-name="T71">i</text:span><text:span text:style-name="T32">. Equivalent to </text:span><text:span text:style-name="T71">s[i:i] = [x]</text:span><text:span text:style-name="T32"> </text:span></text:p>
      <text:p text:style-name="P57"/>
      <text:p text:style-name="P57">remove(<text:span text:style-name="T114">x</text:span>)</text:p>
      <text:p text:style-name="Func_20_Details"><text:tab/><text:span text:style-name="T146">Remove the first item from list where </text:span><text:span text:style-name="T72">s[i] </text:span><text:span text:style-name="T33">is equal to </text:span><text:span text:style-name="T72">x</text:span><text:span text:style-name="T33">. </text:span></text:p>
      <text:p text:style-name="P57"/>
      <text:p text:style-name="P57">reverse()</text:p>
      <text:p text:style-name="Func_20_Details"><text:tab/><text:span text:style-name="T146">Reverses list in-place. </text:span></text:p>
      <text:p text:style-name="P57"/>
      <text:p text:style-name="P57">index(<text:span text:style-name="T114">x</text:span><text:span text:style-name="T126">[</text:span><text:span text:style-name="T114">, i</text:span><text:span text:style-name="T126">[</text:span><text:span text:style-name="T114">, j</text:span><text:span text:style-name="T126">]]</text:span>)</text:p>
      <text:p text:style-name="Func_20_Details"><text:tab/><text:span text:style-name="T146">Index of the first occurrence of </text:span><text:span text:style-name="T72">x</text:span><text:span text:style-name="T33"> in list (at or after index </text:span><text:span text:style-name="T72">I</text:span><text:span text:style-name="T33"> and before index </text:span><text:span text:style-name="T72">j</text:span><text:span text:style-name="T33">). </text:span></text:p>
      <text:p text:style-name="P57"/>
      <text:p text:style-name="P57">count(<text:span text:style-name="T114">x</text:span>)</text:p>
      <text:p text:style-name="Func_20_Details"><text:tab/><text:span text:style-name="T147">Total number of occurrences of </text:span><text:span text:style-name="T73">x</text:span><text:span text:style-name="T34"> in list. </text:span></text:p>
      <text:p text:style-name="P57"/>
      <text:p text:style-name="P66"/>
      <text:p text:style-name="P88"/>
      <text:p text:style-name="P65"/>
      <text:h text:style-name="P114" text:outline-level="1"><text:bookmark-start text:name="__RefHeading___Toc2485_3851815450"/>bytes<text:bookmark-end text:name="__RefHeading___Toc2485_3851815450"/></text:h>
      <text:h text:style-name="Heading_20_1" text:outline-level="1"><text:bookmark-start text:name="__RefHeading___Toc2487_3851815450"/>bytearray<text:bookmark-end text:name="__RefHeading___Toc2487_3851815450"/></text:h>
      <text:p text:style-name="P57">count()</text:p>
      <text:p text:style-name="P57">removeprefix()</text:p>
      <text:p text:style-name="P57">removesuffix()</text:p>
      <text:p text:style-name="P57">decode()</text:p>
      <text:p text:style-name="P57">find()</text:p>
      <text:p text:style-name="P57">index()</text:p>
      <text:p text:style-name="P57">join()</text:p>
      <text:p text:style-name="P57">replace()</text:p>
      <text:p text:style-name="P57">startswith()</text:p>
      <text:p text:style-name="P57">endswith()</text:p>
      <text:p text:style-name="P103">strip()</text:p>
      <text:p text:style-name="P19"><text:span text:style-name="T134">split()</text:span> </text:p>
      <text:p text:style-name="P19"/>
      <text:h text:style-name="Heading_20_1" text:outline-level="1"><text:bookmark-start text:name="__RefHeading___Toc2489_3851815450"/>memoryview<text:bookmark-end text:name="__RefHeading___Toc2489_3851815450"/></text:h>
      <text:p text:style-name="P10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Roboto Mono1" svg:font-family="'Roboto Mono'" style:font-pitch="variable"/>
    <style:font-face style:name="Roboto Mono" svg:font-family="'Roboto Mono'" style:font-adornments="Bold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Roboto Mono1" fo:font-family="'Roboto Mono'" style:font-pitch="variable" fo:font-size="10pt" officeooo:rsid="001c235d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Func_20_Details" style:display-name="Func Details" style:family="paragraph" style:parent-style-name="Standard"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code" style:family="paragraph" style:parent-style-name="Standard">
      <style:text-properties style:font-name="Roboto Mono1" fo:font-family="'Roboto Mono'" style:font-pitch="variable" fo:font-size="10pt" officeooo:rsid="001c2043" style:font-size-asian="10pt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style:contextual-spacing="false" style:page-number="auto"/>
      <style:text-properties style:font-name="Roboto Mono" fo:font-family="'Roboto Mono'" style:font-style-name="Bold" style:font-pitch="variable" fo:font-size="7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17T19:12:09.290575000</meta:creation-date>
    <dc:date>2021-03-18T07:16:50.124053628</dc:date>
    <meta:editing-duration>PT2H27M17S</meta:editing-duration>
    <meta:editing-cycles>30</meta:editing-cycles>
    <meta:generator>LibreOffice/7.1.1.2$MacOSX_X86_64 LibreOffice_project/fe0b08f4af1bacafe4c7ecc87ce55bb426164676</meta:generator>
    <meta:print-date>2021-03-18T07:15:26.248601934</meta:print-date>
    <meta:document-statistic meta:table-count="0" meta:image-count="0" meta:object-count="0" meta:page-count="19" meta:paragraph-count="464" meta:word-count="4082" meta:character-count="26256" meta:non-whitespace-character-count="22275"/>
  </office:meta>
</office:document-meta>
</file>